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3.31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shapes>
          <draw:frame draw:z-index="0" draw:style-name="gr1" draw:text-style-name="P1" svg:width="15.985cm" svg:height="9.006cm" svg:x="16.533cm" svg:y="27.816cm">
            <draw:object draw:notify-on-update-of-ranges="Лист1.Q2:Лист1.Q11 Лист1.M12:Лист1.M12 Лист1.M2:Лист1.M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85cm" svg:x="0cm" svg:y="25.315cm">
            <draw:object draw:notify-on-update-of-ranges="Лист1.O2:Лист1.O11 Лист1.M12:Лист1.M12 Лист1.M2:Лист1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5cm" svg:height="9.006cm" svg:x="10.073cm" svg:y="37.752cm">
            <draw:object draw:notify-on-update-of-ranges="Лист1.P2:Лист1.P11 Лист1.M12:Лист1.M12 Лист1.M2:Лист1.M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8.423cm" svg:y="7.889cm">
            <draw:object draw:notify-on-update-of-ranges="Лист1.A15:Лист1.A46 Лист1.A47:Лист1.A47 Лист1.M15:Лист1.M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8" table:default-cell-style-name="Default"/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h1, дел</text:p>
          </table:table-cell>
          <table:table-cell table:style-name="ce1" office:value-type="string" calcext:value-type="string">
            <text:p>h2, дел</text:p>
          </table:table-cell>
          <table:table-cell table:style-name="ce1" office:value-type="string" calcext:value-type="string">
            <text:p>h3, дел</text:p>
          </table:table-cell>
          <table:table-cell table:style-name="ce1" office:value-type="string" calcext:value-type="string">
            <text:p>h4, дел</text:p>
          </table:table-cell>
          <table:table-cell table:style-name="ce1" office:value-type="string" calcext:value-type="string">
            <text:p>сигма h, дел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sigma gamma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igma delta</text:p>
          </table:table-cell>
          <table:table-cell table:style-name="ce1" office:value-type="string" calcext:value-type="string">
            <text:p>gamma_{1}</text:p>
          </table:table-cell>
          <table:table-cell table:style-name="ce1" office:value-type="string" calcext:value-type="string">
            <text:p>sigma gamma_{1}</text:p>
          </table:table-cell>
          <table:table-cell table:style-name="ce1" office:value-type="string" calcext:value-type="string">
            <text:p>gamma_{3}</text:p>
          </table:table-cell>
          <table:table-cell table:style-name="ce1" office:value-type="string" calcext:value-type="string">
            <text:p>sigma gamma_{3}</text:p>
          </table:table-cell>
          <table:table-cell table:style-name="ce4" office:value-type="string" calcext:value-type="string">
            <text:p>cos alpha</text:p>
          </table:table-cell>
          <table:table-cell table:style-name="ce4" office:value-type="string" calcext:value-type="string">
            <text:p>cos^2 alpha</text:p>
          </table:table-cell>
          <table:table-cell table:style-name="ce4" office:value-type="string" calcext:value-type="string">
            <text:p>alpha rad</text:p>
          </table:table-cell>
          <table:table-cell table:number-columns-repeated="4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8" calcext:value-type="float">
            <text:p>6,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float" office:value="0.05" calcext:value-type="float" table:number-columns-spanned="1" table:number-rows-spanned="10">
            <text:p>0,05</text:p>
          </table:table-cell>
          <table:table-cell table:style-name="ce3" table:formula="of:=([.E2]-[.D2])/([.E2]+[.D2])" office:value-type="float" office:value="0.891891891891892" calcext:value-type="float">
            <text:p>0,89</text:p>
          </table:table-cell>
          <table:table-cell table:style-name="ce3" table:formula="of:=(4*[.$F$2]*[.E2])/(([.D2]+[.E2])*([.D2]+[.E2]))" office:value-type="float" office:value="0.00511322132943755" calcext:value-type="float">
            <text:p>0,01</text:p>
          </table:table-cell>
          <table:table-cell table:style-name="ce3" table:formula="of:=[.B2]/[.C2]" office:value-type="float" office:value="1.76470588235294" calcext:value-type="float">
            <text:p>1,76</text:p>
          </table:table-cell>
          <table:table-cell table:style-name="ce3" table:formula="of:=[.$F$2]*([.B2]+[.C2])/([.C2]*[.C2])" office:value-type="float" office:value="0.0203287197231834" calcext:value-type="float">
            <text:p>0,02</text:p>
          </table:table-cell>
          <table:table-cell table:style-name="ce3" table:formula="of:=2*SQRT([.I2])/([.I2]+1)" office:value-type="float" office:value="0.960986365160529" calcext:value-type="float">
            <text:p>0,96</text:p>
          </table:table-cell>
          <table:table-cell table:style-name="ce3" table:formula="of:=[.J2]*(2*SQRT([.I2])+([.I2]+1)/[.I2])/(([.I2]+1)*([.I2]+1))" office:value-type="float" office:value="0.0112327428810823" calcext:value-type="float">
            <text:p>0,01</text:p>
          </table:table-cell>
          <table:table-cell table:style-name="ce3" table:formula="of:=[.G2]/[.K2]" office:value-type="float" office:value="0.928100464508573" calcext:value-type="float">
            <text:p>0,93</text:p>
          </table:table-cell>
          <table:table-cell table:style-name="ce3" table:formula="of:=([.G2]*[.L2]+[.K2]*[.H2])/([.K2]*[.K2])" office:value-type="float" office:value="0.0161691526315046" calcext:value-type="float">
            <text:p>0,02</text:p>
          </table:table-cell>
          <table:table-cell table:style-name="ce5" table:formula="of:=COS([.A2]*PI()/180)" office:value-type="float" office:value="1" calcext:value-type="float">
            <text:p>1,00</text:p>
          </table:table-cell>
          <table:table-cell table:style-name="ce5" table:formula="of:=[.O2]*[.O2]" office:value-type="float" office:value="1" calcext:value-type="float">
            <text:p>1,00</text:p>
          </table:table-cell>
          <table:table-cell table:style-name="ce5" table:formula="of:=[.A2]*PI()/180" office:value-type="float" office:value="0" calcext:value-type="float">
            <text:p>0,00</text:p>
          </table:table-cell>
          <table:table-cell table:number-columns-repeated="4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.8" calcext:value-type="float">
            <text:p>6,8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35" calcext:value-type="float">
            <text:p>35</text:p>
          </table:table-cell>
          <table:covered-table-cell table:style-name="ce2"/>
          <table:table-cell table:style-name="ce3" table:formula="of:=([.E3]-[.D3])/([.E3]+[.D3])" office:value-type="float" office:value="0.886792452830189" calcext:value-type="float">
            <text:p>0,89</text:p>
          </table:table-cell>
          <table:table-cell table:style-name="ce3" table:formula="of:=(4*[.$F$2]*[.E3])/(([.D3]+[.E3])*([.D3]+[.E3]))" office:value-type="float" office:value="0.00508569394293851" calcext:value-type="float">
            <text:p>0,01</text:p>
          </table:table-cell>
          <table:table-cell table:style-name="ce3" table:formula="of:=[.B3]/[.C3]" office:value-type="float" office:value="1.76470588235294" calcext:value-type="float">
            <text:p>1,76</text:p>
          </table:table-cell>
          <table:table-cell table:style-name="ce3" table:formula="of:=[.$F$2]*([.B3]+[.C3])/([.C3]*[.C3])" office:value-type="float" office:value="0.0203287197231834" calcext:value-type="float">
            <text:p>0,02</text:p>
          </table:table-cell>
          <table:table-cell table:style-name="ce3" table:formula="of:=2*SQRT([.I3])/([.I3]+1)" office:value-type="float" office:value="0.960986365160529" calcext:value-type="float">
            <text:p>0,96</text:p>
          </table:table-cell>
          <table:table-cell table:style-name="ce3" table:formula="of:=[.J3]*(2*SQRT([.I3])+([.I3]+1)/[.I3])/(([.I3]+1)*([.I3]+1))" office:value-type="float" office:value="0.0112327428810823" calcext:value-type="float">
            <text:p>0,01</text:p>
          </table:table-cell>
          <table:table-cell table:style-name="ce3" table:formula="of:=[.G3]/[.K3]" office:value-type="float" office:value="0.922794001017958" calcext:value-type="float">
            <text:p>0,92</text:p>
          </table:table-cell>
          <table:table-cell table:style-name="ce3" table:formula="of:=([.G3]*[.L3]+[.K3]*[.H3])/([.K3]*[.K3])" office:value-type="float" office:value="0.0160784817024926" calcext:value-type="float">
            <text:p>0,02</text:p>
          </table:table-cell>
          <table:table-cell table:style-name="ce5" table:formula="of:=COS([.A3]*PI()/180)" office:value-type="float" office:value="0.984807753012208" calcext:value-type="float">
            <text:p>0,98</text:p>
          </table:table-cell>
          <table:table-cell table:style-name="ce5" table:formula="of:=[.O3]*[.O3]" office:value-type="float" office:value="0.969846310392954" calcext:value-type="float">
            <text:p>0,97</text:p>
          </table:table-cell>
          <table:table-cell table:style-name="ce5" table:formula="of:=[.A3]*PI()/180" office:value-type="float" office:value="0.174532925199433" calcext:value-type="float">
            <text:p>0,17</text:p>
          </table:table-cell>
          <table:table-cell table:number-columns-repeated="4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9" calcext:value-type="float">
            <text:p>6,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covered-table-cell table:style-name="ce2"/>
          <table:table-cell table:style-name="ce3" table:formula="of:=([.E4]-[.D4])/([.E4]+[.D4])" office:value-type="float" office:value="0.885714285714286" calcext:value-type="float">
            <text:p>0,89</text:p>
          </table:table-cell>
          <table:table-cell table:style-name="ce3" table:formula="of:=(4*[.$F$2]*[.E4])/(([.D4]+[.E4])*([.D4]+[.E4]))" office:value-type="float" office:value="0.00538775510204082" calcext:value-type="float">
            <text:p>0,01</text:p>
          </table:table-cell>
          <table:table-cell table:style-name="ce3" table:formula="of:=[.B4]/[.C4]" office:value-type="float" office:value="1.59420289855072" calcext:value-type="float">
            <text:p>1,59</text:p>
          </table:table-cell>
          <table:table-cell table:style-name="ce3" table:formula="of:=[.$F$2]*([.B4]+[.C4])/([.C4]*[.C4])" office:value-type="float" office:value="0.0187985717286284" calcext:value-type="float">
            <text:p>0,02</text:p>
          </table:table-cell>
          <table:table-cell table:style-name="ce3" table:formula="of:=2*SQRT([.I4])/([.I4]+1)" office:value-type="float" office:value="0.97341459283238" calcext:value-type="float">
            <text:p>0,97</text:p>
          </table:table-cell>
          <table:table-cell table:style-name="ce3" table:formula="of:=[.J4]*(2*SQRT([.I4])+([.I4]+1)/[.I4])/(([.I4]+1)*([.I4]+1))" office:value-type="float" office:value="0.0115991834790225" calcext:value-type="float">
            <text:p>0,01</text:p>
          </table:table-cell>
          <table:table-cell table:style-name="ce3" table:formula="of:=[.G4]/[.K4]" office:value-type="float" office:value="0.909904466438181" calcext:value-type="float">
            <text:p>0,91</text:p>
          </table:table-cell>
          <table:table-cell table:style-name="ce3" table:formula="of:=([.G4]*[.L4]+[.K4]*[.H4])/([.K4]*[.K4])" office:value-type="float" office:value="0.0163773011767295" calcext:value-type="float">
            <text:p>0,02</text:p>
          </table:table-cell>
          <table:table-cell table:style-name="ce5" table:formula="of:=COS([.A4]*PI()/180)" office:value-type="float" office:value="0.939692620785908" calcext:value-type="float">
            <text:p>0,94</text:p>
          </table:table-cell>
          <table:table-cell table:style-name="ce5" table:formula="of:=[.O4]*[.O4]" office:value-type="float" office:value="0.883022221559489" calcext:value-type="float">
            <text:p>0,88</text:p>
          </table:table-cell>
          <table:table-cell table:style-name="ce5" table:formula="of:=[.A4]*PI()/180" office:value-type="float" office:value="0.349065850398866" calcext:value-type="float">
            <text:p>0,35</text:p>
          </table:table-cell>
          <table:table-cell table:number-columns-repeated="4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.2" calcext:value-type="float">
            <text:p>9,2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covered-table-cell table:style-name="ce2"/>
          <table:table-cell table:style-name="ce3" table:formula="of:=([.E5]-[.D5])/([.E5]+[.D5])" office:value-type="float" office:value="0.875" calcext:value-type="float">
            <text:p>0,88</text:p>
          </table:table-cell>
          <table:table-cell table:style-name="ce3" table:formula="of:=(4*[.$F$2]*[.E5])/(([.D5]+[.E5])*([.D5]+[.E5]))" office:value-type="float" office:value="0.005859375" calcext:value-type="float">
            <text:p>0,01</text:p>
          </table:table-cell>
          <table:table-cell table:style-name="ce3" table:formula="of:=[.B5]/[.C5]" office:value-type="float" office:value="1.41538461538462" calcext:value-type="float">
            <text:p>1,42</text:p>
          </table:table-cell>
          <table:table-cell table:style-name="ce3" table:formula="of:=[.$F$2]*([.B5]+[.C5])/([.C5]*[.C5])" office:value-type="float" office:value="0.0185798816568047" calcext:value-type="float">
            <text:p>0,02</text:p>
          </table:table-cell>
          <table:table-cell table:style-name="ce3" table:formula="of:=2*SQRT([.I5])/([.I5]+1)" office:value-type="float" office:value="0.985101397665284" calcext:value-type="float">
            <text:p>0,99</text:p>
          </table:table-cell>
          <table:table-cell table:style-name="ce3" table:formula="of:=[.J5]*(2*SQRT([.I5])+([.I5]+1)/[.I5])/(([.I5]+1)*([.I5]+1))" office:value-type="float" office:value="0.0130124856676594" calcext:value-type="float">
            <text:p>0,01</text:p>
          </table:table-cell>
          <table:table-cell table:style-name="ce3" table:formula="of:=[.G5]/[.K5]" office:value-type="float" office:value="0.888233436754605" calcext:value-type="float">
            <text:p>0,89</text:p>
          </table:table-cell>
          <table:table-cell table:style-name="ce3" table:formula="of:=([.G5]*[.L5]+[.K5]*[.H5])/([.K5]*[.K5])" office:value-type="float" office:value="0.0176809208743232" calcext:value-type="float">
            <text:p>0,02</text:p>
          </table:table-cell>
          <table:table-cell table:style-name="ce5" table:formula="of:=COS([.A5]*PI()/180)" office:value-type="float" office:value="0.866025403784439" calcext:value-type="float">
            <text:p>0,87</text:p>
          </table:table-cell>
          <table:table-cell table:style-name="ce5" table:formula="of:=[.O5]*[.O5]" office:value-type="float" office:value="0.75" calcext:value-type="float">
            <text:p>0,75</text:p>
          </table:table-cell>
          <table:table-cell table:style-name="ce5" table:formula="of:=[.A5]*PI()/180" office:value-type="float" office:value="0.523598775598299" calcext:value-type="float">
            <text:p>0,52</text:p>
          </table:table-cell>
          <table:table-cell table:number-columns-repeated="4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26" calcext:value-type="float">
            <text:p>26</text:p>
          </table:table-cell>
          <table:covered-table-cell table:style-name="ce2"/>
          <table:table-cell table:style-name="ce3" table:formula="of:=([.E6]-[.D6])/([.E6]+[.D6])" office:value-type="float" office:value="0.805555555555555" calcext:value-type="float">
            <text:p>0,81</text:p>
          </table:table-cell>
          <table:table-cell table:style-name="ce3" table:formula="of:=(4*[.$F$2]*[.E6])/(([.D6]+[.E6])*([.D6]+[.E6]))" office:value-type="float" office:value="0.00626929012345679" calcext:value-type="float">
            <text:p>0,01</text:p>
          </table:table-cell>
          <table:table-cell table:style-name="ce3" table:formula="of:=[.B6]/[.C6]" office:value-type="float" office:value="1.15384615384615" calcext:value-type="float">
            <text:p>1,15</text:p>
          </table:table-cell>
          <table:table-cell table:style-name="ce3" table:formula="of:=[.$F$2]*([.B6]+[.C6])/([.C6]*[.C6])" office:value-type="float" office:value="0.0165680473372781" calcext:value-type="float">
            <text:p>0,02</text:p>
          </table:table-cell>
          <table:table-cell table:style-name="ce3" table:formula="of:=2*SQRT([.I6])/([.I6]+1)" office:value-type="float" office:value="0.997445717412067" calcext:value-type="float">
            <text:p>1,00</text:p>
          </table:table-cell>
          <table:table-cell table:style-name="ce3" table:formula="of:=[.J6]*(2*SQRT([.I6])+([.I6]+1)/[.I6])/(([.I6]+1)*([.I6]+1))" office:value-type="float" office:value="0.0143393260313749" calcext:value-type="float">
            <text:p>0,01</text:p>
          </table:table-cell>
          <table:table-cell table:style-name="ce3" table:formula="of:=[.G6]/[.K6]" office:value-type="float" office:value="0.807618441277805" calcext:value-type="float">
            <text:p>0,81</text:p>
          </table:table-cell>
          <table:table-cell table:style-name="ce3" table:formula="of:=([.G6]*[.L6]+[.K6]*[.H6])/([.K6]*[.K6])" office:value-type="float" office:value="0.0178957049494412" calcext:value-type="float">
            <text:p>0,02</text:p>
          </table:table-cell>
          <table:table-cell table:style-name="ce5" table:formula="of:=COS([.A6]*PI()/180)" office:value-type="float" office:value="0.766044443118978" calcext:value-type="float">
            <text:p>0,77</text:p>
          </table:table-cell>
          <table:table-cell table:style-name="ce5" table:formula="of:=[.O6]*[.O6]" office:value-type="float" office:value="0.586824088833465" calcext:value-type="float">
            <text:p>0,59</text:p>
          </table:table-cell>
          <table:table-cell table:style-name="ce5" table:formula="of:=[.A6]*PI()/180" office:value-type="float" office:value="0.698131700797732" calcext:value-type="float">
            <text:p>0,70</text:p>
          </table:table-cell>
          <table:table-cell table:number-columns-repeated="4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.8" calcext:value-type="float">
            <text:p>5,8</text:p>
          </table:table-cell>
          <table:table-cell table:style-name="ce1" office:value-type="float" office:value="6.6" calcext:value-type="float">
            <text:p>6,6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21.8" calcext:value-type="float">
            <text:p>21,8</text:p>
          </table:table-cell>
          <table:covered-table-cell table:style-name="ce2"/>
          <table:table-cell table:style-name="ce3" table:formula="of:=([.E7]-[.D7])/([.E7]+[.D7])" office:value-type="float" office:value="0.744" calcext:value-type="float">
            <text:p>0,74</text:p>
          </table:table-cell>
          <table:table-cell table:style-name="ce3" table:formula="of:=(4*[.$F$2]*[.E7])/(([.D7]+[.E7])*([.D7]+[.E7]))" office:value-type="float" office:value="0.006976" calcext:value-type="float">
            <text:p>0,01</text:p>
          </table:table-cell>
          <table:table-cell table:style-name="ce3" table:formula="of:=[.B7]/[.C7]" office:value-type="float" office:value="0.878787878787879" calcext:value-type="float">
            <text:p>0,88</text:p>
          </table:table-cell>
          <table:table-cell table:style-name="ce3" table:formula="of:=[.$F$2]*([.B7]+[.C7])/([.C7]*[.C7])" office:value-type="float" office:value="0.0142332415059688" calcext:value-type="float">
            <text:p>0,01</text:p>
          </table:table-cell>
          <table:table-cell table:style-name="ce3" table:formula="of:=2*SQRT([.I7])/([.I7]+1)" office:value-type="float" office:value="0.997916664403743" calcext:value-type="float">
            <text:p>1,00</text:p>
          </table:table-cell>
          <table:table-cell table:style-name="ce3" table:formula="of:=[.J7]*(2*SQRT([.I7])+([.I7]+1)/[.I7])/(([.I7]+1)*([.I7]+1))" office:value-type="float" office:value="0.0161806643855038" calcext:value-type="float">
            <text:p>0,02</text:p>
          </table:table-cell>
          <table:table-cell table:style-name="ce3" table:formula="of:=[.G7]/[.K7]" office:value-type="float" office:value="0.745553237598794" calcext:value-type="float">
            <text:p>0,75</text:p>
          </table:table-cell>
          <table:table-cell table:style-name="ce3" table:formula="of:=([.G7]*[.L7]+[.K7]*[.H7])/([.K7]*[.K7])" office:value-type="float" office:value="0.0190792952941497" calcext:value-type="float">
            <text:p>0,02</text:p>
          </table:table-cell>
          <table:table-cell table:style-name="ce5" table:formula="of:=COS([.A7]*PI()/180)" office:value-type="float" office:value="0.642787609686539" calcext:value-type="float">
            <text:p>0,64</text:p>
          </table:table-cell>
          <table:table-cell table:style-name="ce5" table:formula="of:=[.O7]*[.O7]" office:value-type="float" office:value="0.413175911166535" calcext:value-type="float">
            <text:p>0,41</text:p>
          </table:table-cell>
          <table:table-cell table:style-name="ce5" table:formula="of:=[.A7]*PI()/180" office:value-type="float" office:value="0.872664625997165" calcext:value-type="float">
            <text:p>0,87</text:p>
          </table:table-cell>
          <table:table-cell table:number-columns-repeated="4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9" calcext:value-type="float">
            <text:p>19</text:p>
          </table:table-cell>
          <table:covered-table-cell table:style-name="ce2"/>
          <table:table-cell table:style-name="ce3" table:formula="of:=([.E8]-[.D8])/([.E8]+[.D8])" office:value-type="float" office:value="0.617021276595745" calcext:value-type="float">
            <text:p>0,62</text:p>
          </table:table-cell>
          <table:table-cell table:style-name="ce3" table:formula="of:=(4*[.$F$2]*[.E8])/(([.D8]+[.E8])*([.D8]+[.E8]))" office:value-type="float" office:value="0.00688094160253508" calcext:value-type="float">
            <text:p>0,01</text:p>
          </table:table-cell>
          <table:table-cell table:style-name="ce3" table:formula="of:=[.B8]/[.C8]" office:value-type="float" office:value="0.769230769230769" calcext:value-type="float">
            <text:p>0,77</text:p>
          </table:table-cell>
          <table:table-cell table:style-name="ce3" table:formula="of:=[.$F$2]*([.B8]+[.C8])/([.C8]*[.C8])" office:value-type="float" office:value="0.0136094674556213" calcext:value-type="float">
            <text:p>0,01</text:p>
          </table:table-cell>
          <table:table-cell table:style-name="ce3" table:formula="of:=2*SQRT([.I8])/([.I8]+1)" office:value-type="float" office:value="0.991456891390555" calcext:value-type="float">
            <text:p>0,99</text:p>
          </table:table-cell>
          <table:table-cell table:style-name="ce3" table:formula="of:=[.J8]*(2*SQRT([.I8])+([.I8]+1)/[.I8])/(([.I8]+1)*([.I8]+1))" office:value-type="float" office:value="0.017626591472235" calcext:value-type="float">
            <text:p>0,02</text:p>
          </table:table-cell>
          <table:table-cell table:style-name="ce3" table:formula="of:=[.G8]/[.K8]" office:value-type="float" office:value="0.622337977529562" calcext:value-type="float">
            <text:p>0,62</text:p>
          </table:table-cell>
          <table:table-cell table:style-name="ce3" table:formula="of:=([.G8]*[.L8]+[.K8]*[.H8])/([.K8]*[.K8])" office:value-type="float" office:value="0.0180044528865693" calcext:value-type="float">
            <text:p>0,02</text:p>
          </table:table-cell>
          <table:table-cell table:style-name="ce5" table:formula="of:=COS([.A8]*PI()/180)" office:value-type="float" office:value="0.5" calcext:value-type="float">
            <text:p>0,50</text:p>
          </table:table-cell>
          <table:table-cell table:style-name="ce5" table:formula="of:=[.O8]*[.O8]" office:value-type="float" office:value="0.25" calcext:value-type="float">
            <text:p>0,25</text:p>
          </table:table-cell>
          <table:table-cell table:style-name="ce5" table:formula="of:=[.A8]*PI()/180" office:value-type="float" office:value="1.0471975511966" calcext:value-type="float">
            <text:p>1,05</text:p>
          </table:table-cell>
          <table:table-cell table:number-columns-repeated="4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19" calcext:value-type="float">
            <text:p>19</text:p>
          </table:table-cell>
          <table:covered-table-cell table:style-name="ce2"/>
          <table:table-cell table:style-name="ce3" table:formula="of:=([.E9]-[.D9])/([.E9]+[.D9])" office:value-type="float" office:value="0.563786008230453" calcext:value-type="float">
            <text:p>0,56</text:p>
          </table:table-cell>
          <table:table-cell table:style-name="ce3" table:formula="of:=(4*[.$F$2]*[.E9])/(([.D9]+[.E9])*([.D9]+[.E9]))" office:value-type="float" office:value="0.00643533336720351" calcext:value-type="float">
            <text:p>0,01</text:p>
          </table:table-cell>
          <table:table-cell table:style-name="ce3" table:formula="of:=[.B9]/[.C9]" office:value-type="float" office:value="0.461538461538462" calcext:value-type="float">
            <text:p>0,46</text:p>
          </table:table-cell>
          <table:table-cell table:style-name="ce3" table:formula="of:=[.$F$2]*([.B9]+[.C9])/([.C9]*[.C9])" office:value-type="float" office:value="0.0112426035502959" calcext:value-type="float">
            <text:p>0,01</text:p>
          </table:table-cell>
          <table:table-cell table:style-name="ce3" table:formula="of:=2*SQRT([.I9])/([.I9]+1)" office:value-type="float" office:value="0.929659038560826" calcext:value-type="float">
            <text:p>0,93</text:p>
          </table:table-cell>
          <table:table-cell table:style-name="ce3" table:formula="of:=[.J9]*(2*SQRT([.I9])+([.I9]+1)/[.I9])/(([.I9]+1)*([.I9]+1))" office:value-type="float" office:value="0.0238178900402115" calcext:value-type="float">
            <text:p>0,02</text:p>
          </table:table-cell>
          <table:table-cell table:style-name="ce3" table:formula="of:=[.G9]/[.K9]" office:value-type="float" office:value="0.606443851826828" calcext:value-type="float">
            <text:p>0,61</text:p>
          </table:table-cell>
          <table:table-cell table:style-name="ce3" table:formula="of:=([.G9]*[.L9]+[.K9]*[.H9])/([.K9]*[.K9])" office:value-type="float" office:value="0.022459359269932" calcext:value-type="float">
            <text:p>0,02</text:p>
          </table:table-cell>
          <table:table-cell table:style-name="ce5" table:formula="of:=COS([.A9]*PI()/180)" office:value-type="float" office:value="0.342020143325669" calcext:value-type="float">
            <text:p>0,34</text:p>
          </table:table-cell>
          <table:table-cell table:style-name="ce5" table:formula="of:=[.O9]*[.O9]" office:value-type="float" office:value="0.116977778440511" calcext:value-type="float">
            <text:p>0,12</text:p>
          </table:table-cell>
          <table:table-cell table:style-name="ce5" table:formula="of:=[.A9]*PI()/180" office:value-type="float" office:value="1.22173047639603" calcext:value-type="float">
            <text:p>1,22</text:p>
          </table:table-cell>
          <table:table-cell table:number-columns-repeated="4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6.6" calcext:value-type="float">
            <text:p>6,6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2" calcext:value-type="float">
            <text:p>12</text:p>
          </table:table-cell>
          <table:covered-table-cell table:style-name="ce2"/>
          <table:table-cell table:style-name="ce3" table:formula="of:=([.E10]-[.D10])/([.E10]+[.D10])" office:value-type="float" office:value="0.297297297297297" calcext:value-type="float">
            <text:p>0,30</text:p>
          </table:table-cell>
          <table:table-cell table:style-name="ce3" table:formula="of:=(4*[.$F$2]*[.E10])/(([.D10]+[.E10])*([.D10]+[.E10]))" office:value-type="float" office:value="0.00701241782322864" calcext:value-type="float">
            <text:p>0,01</text:p>
          </table:table-cell>
          <table:table-cell table:style-name="ce3" table:formula="of:=[.B10]/[.C10]" office:value-type="float" office:value="0.318181818181818" calcext:value-type="float">
            <text:p>0,32</text:p>
          </table:table-cell>
          <table:table-cell table:style-name="ce3" table:formula="of:=[.$F$2]*([.B10]+[.C10])/([.C10]*[.C10])" office:value-type="float" office:value="0.00998622589531681" calcext:value-type="float">
            <text:p>0,01</text:p>
          </table:table-cell>
          <table:table-cell table:style-name="ce3" table:formula="of:=2*SQRT([.I10])/([.I10]+1)" office:value-type="float" office:value="0.855839561792473" calcext:value-type="float">
            <text:p>0,86</text:p>
          </table:table-cell>
          <table:table-cell table:style-name="ce3" table:formula="of:=[.J10]*(2*SQRT([.I10])+([.I10]+1)/[.I10])/(([.I10]+1)*([.I10]+1))" office:value-type="float" office:value="0.0302931568534062" calcext:value-type="float">
            <text:p>0,03</text:p>
          </table:table-cell>
          <table:table-cell table:style-name="ce3" table:formula="of:=[.G10]/[.K10]" office:value-type="float" office:value="0.347375034492022" calcext:value-type="float">
            <text:p>0,35</text:p>
          </table:table-cell>
          <table:table-cell table:style-name="ce3" table:formula="of:=([.G10]*[.L10]+[.K10]*[.H10])/([.K10]*[.K10])" office:value-type="float" office:value="0.0204892423917941" calcext:value-type="float">
            <text:p>0,02</text:p>
          </table:table-cell>
          <table:table-cell table:style-name="ce5" table:formula="of:=COS([.A10]*PI()/180)" office:value-type="float" office:value="0.17364817766693" calcext:value-type="float">
            <text:p>0,17</text:p>
          </table:table-cell>
          <table:table-cell table:style-name="ce5" table:formula="of:=[.O10]*[.O10]" office:value-type="float" office:value="0.0301536896070458" calcext:value-type="float">
            <text:p>0,03</text:p>
          </table:table-cell>
          <table:table-cell table:style-name="ce5" table:formula="of:=[.A10]*PI()/180" office:value-type="float" office:value="1.39626340159546" calcext:value-type="float">
            <text:p>1,40</text:p>
          </table:table-cell>
          <table:table-cell table:number-columns-repeated="4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.1" calcext:value-type="float">
            <text:p>10,1</text:p>
          </table:table-cell>
          <table:covered-table-cell table:style-name="ce2"/>
          <table:table-cell table:style-name="ce3" table:formula="of:=([.E11]-[.D11])/([.E11]+[.D11])" office:value-type="float" office:value="0.116022099447514" calcext:value-type="float">
            <text:p>0,12</text:p>
          </table:table-cell>
          <table:table-cell table:style-name="ce3" table:formula="of:=(4*[.$F$2]*[.E11])/(([.D11]+[.E11])*([.D11]+[.E11]))" office:value-type="float" office:value="0.00616586795274869" calcext:value-type="float">
            <text:p>0,01</text:p>
          </table:table-cell>
          <table:table-cell table:style-name="ce3" table:formula="of:=[.B11]/[.C11]" office:value-type="float" office:value="0.307692307692308" calcext:value-type="float">
            <text:p>0,31</text:p>
          </table:table-cell>
          <table:table-cell table:style-name="ce3" table:formula="of:=[.$F$2]*([.B11]+[.C11])/([.C11]*[.C11])" office:value-type="float" office:value="0.0100591715976331" calcext:value-type="float">
            <text:p>0,01</text:p>
          </table:table-cell>
          <table:table-cell table:style-name="ce3" table:formula="of:=2*SQRT([.I11])/([.I11]+1)" office:value-type="float" office:value="0.848365005991527" calcext:value-type="float">
            <text:p>0,85</text:p>
          </table:table-cell>
          <table:table-cell table:style-name="ce3" table:formula="of:=[.J11]*(2*SQRT([.I11])+([.I11]+1)/[.I11])/(([.I11]+1)*([.I11]+1))" office:value-type="float" office:value="0.0315258846614733" calcext:value-type="float">
            <text:p>0,03</text:p>
          </table:table-cell>
          <table:table-cell table:style-name="ce3" table:formula="of:=[.G11]/[.K11]" office:value-type="float" office:value="0.136759647826248" calcext:value-type="float">
            <text:p>0,14</text:p>
          </table:table-cell>
          <table:table-cell table:style-name="ce3" table:formula="of:=([.G11]*[.L11]+[.K11]*[.H11])/([.K11]*[.K11])" office:value-type="float" office:value="0.0123500341980953" calcext:value-type="float">
            <text:p>0,01</text:p>
          </table:table-cell>
          <table:table-cell table:style-name="ce5" table:formula="of:=COS([.A11]*PI()/180)" office:value-type="float" office:value="6.12323399573677E-017" calcext:value-type="float">
            <text:p>0,00</text:p>
          </table:table-cell>
          <table:table-cell table:style-name="ce5" table:formula="of:=[.O11]*[.O11]" office:value-type="float" office:value="3.74939945665464E-033" calcext:value-type="float">
            <text:p>0,00</text:p>
          </table:table-cell>
          <table:table-cell table:style-name="ce5" table:formula="of:=[.A11]*PI()/180" office:value-type="float" office:value="1.5707963267949" calcext:value-type="float">
            <text:p>1,57</text:p>
          </table:table-cell>
          <table:table-cell table:number-columns-repeated="47"/>
        </table:table-row>
        <table:table-row table:style-name="ro1">
          <table:table-cell table:number-columns-repeated="12"/>
          <table:table-cell office:value-type="string" calcext:value-type="string">
            <text:p>V3( <text:s text:c="5"/>)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x, см</text:p>
          </table:table-cell>
          <table:table-cell table:style-name="ce1" office:value-type="string" calcext:value-type="string">
            <text:p>h1, дел</text:p>
          </table:table-cell>
          <table:table-cell table:style-name="ce1" office:value-type="string" calcext:value-type="string">
            <text:p>h2, дел</text:p>
          </table:table-cell>
          <table:table-cell table:style-name="ce1" office:value-type="string" calcext:value-type="string">
            <text:p>h3, дел</text:p>
          </table:table-cell>
          <table:table-cell table:style-name="ce1" office:value-type="string" calcext:value-type="string">
            <text:p>h4, дел</text:p>
          </table:table-cell>
          <table:table-cell table:style-name="ce1" office:value-type="string" calcext:value-type="string">
            <text:p>сигма h, дел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sigma gamma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sigma delta</text:p>
          </table:table-cell>
          <table:table-cell table:style-name="ce1" office:value-type="string" calcext:value-type="string">
            <text:p>gamma_{1}</text:p>
          </table:table-cell>
          <table:table-cell table:style-name="ce1" office:value-type="string" calcext:value-type="string">
            <text:p>sigma gamma_{1}</text:p>
          </table:table-cell>
          <table:table-cell table:style-name="ce1" office:value-type="string" calcext:value-type="string">
            <text:p>gamma_{2}</text:p>
          </table:table-cell>
          <table:table-cell table:style-name="ce1" office:value-type="string" calcext:value-type="string">
            <text:p>sigma gamma_{2}</text:p>
          </table:table-cell>
          <table:table-cell table:number-columns-repeated="5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0.05" calcext:value-type="float" table:number-columns-spanned="1" table:number-rows-spanned="32">
            <text:p>0,05</text:p>
          </table:table-cell>
          <table:table-cell table:style-name="ce3" table:formula="of:=([.E15]-[.D15])/([.E15]+[.D15])" office:value-type="float" office:value="0.666666666666667" calcext:value-type="float">
            <text:p>0,67</text:p>
          </table:table-cell>
          <table:table-cell table:style-name="ce3" table:formula="of:=(4*[.$F$15]*[.E15])/(([.D15]+[.E15])*([.D15]+[.E15]))" office:value-type="float" office:value="0.00462962962962963" calcext:value-type="float">
            <text:p>0,00</text:p>
          </table:table-cell>
          <table:table-cell table:style-name="ce3" table:formula="of:=[.B15]/[.C15]" office:value-type="float" office:value="0.761904761904762" calcext:value-type="float">
            <text:p>0,76</text:p>
          </table:table-cell>
          <table:table-cell table:style-name="ce3" table:formula="of:=[.$F$15]*([.B15]+[.C15])/([.C15]*[.C15])" office:value-type="float" office:value="0.00839002267573696" calcext:value-type="float">
            <text:p>0,01</text:p>
          </table:table-cell>
          <table:table-cell table:style-name="ce3" table:formula="of:=2*SQRT([.I15])/([.I15]+1)" office:value-type="float" office:value="0.990827177287749" calcext:value-type="float">
            <text:p>0,99</text:p>
          </table:table-cell>
          <table:table-cell table:style-name="ce3" table:formula="of:=[.J15]*(2*SQRT([.I15])+([.I15]+1)/[.I15])/(([.I15]+1)*([.I15]+1))" office:value-type="float" office:value="0.0109682246537512" calcext:value-type="float">
            <text:p>0,01</text:p>
          </table:table-cell>
          <table:table-cell table:style-name="ce3" table:formula="of:=[.G15]/[.K15]" office:value-type="float" office:value="0.67283849489431" calcext:value-type="float">
            <text:p>0,67</text:p>
          </table:table-cell>
          <table:table-cell table:style-name="ce3" table:formula="of:=([.G15]*[.L15]+[.K15]*[.H15])/([.K15]*[.K15])" office:value-type="float" office:value="0.0121206540076913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covered-table-cell table:style-name="ce2"/>
          <table:table-cell table:style-name="ce3" table:formula="of:=([.E16]-[.D16])/([.E16]+[.D16])" office:value-type="float" office:value="0.705882352941176" calcext:value-type="float">
            <text:p>0,71</text:p>
          </table:table-cell>
          <table:table-cell table:style-name="ce3" table:formula="of:=(4*[.$F$15]*[.E16])/(([.D16]+[.E16])*([.D16]+[.E16]))" office:value-type="float" office:value="0.00501730103806228" calcext:value-type="float">
            <text:p>0,01</text:p>
          </table:table-cell>
          <table:table-cell table:style-name="ce3" table:formula="of:=[.B16]/[.C16]" office:value-type="float" office:value="0.888888888888889" calcext:value-type="float">
            <text:p>0,89</text:p>
          </table:table-cell>
          <table:table-cell table:style-name="ce3" table:formula="of:=[.$F$15]*([.B16]+[.C16])/([.C16]*[.C16])" office:value-type="float" office:value="0.0104938271604938" calcext:value-type="float">
            <text:p>0,01</text:p>
          </table:table-cell>
          <table:table-cell table:style-name="ce3" table:formula="of:=2*SQRT([.I16])/([.I16]+1)" office:value-type="float" office:value="0.998268396969244" calcext:value-type="float">
            <text:p>1,00</text:p>
          </table:table-cell>
          <table:table-cell table:style-name="ce3" table:formula="of:=[.J16]*(2*SQRT([.I16])+([.I16]+1)/[.I16])/(([.I16]+1)*([.I16]+1))" office:value-type="float" office:value="0.011795935538718" calcext:value-type="float">
            <text:p>0,01</text:p>
          </table:table-cell>
          <table:table-cell table:style-name="ce3" table:formula="of:=[.G16]/[.K16]" office:value-type="float" office:value="0.707106781186548" calcext:value-type="float">
            <text:p>0,71</text:p>
          </table:table-cell>
          <table:table-cell table:style-name="ce3" table:formula="of:=([.G16]*[.L16]+[.K16]*[.H16])/([.K16]*[.K16])" office:value-type="float" office:value="0.0133814584218885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28" calcext:value-type="float">
            <text:p>28</text:p>
          </table:table-cell>
          <table:covered-table-cell table:style-name="ce2"/>
          <table:table-cell table:style-name="ce3" table:formula="of:=([.E17]-[.D17])/([.E17]+[.D17])" office:value-type="float" office:value="0.777777777777778" calcext:value-type="float">
            <text:p>0,78</text:p>
          </table:table-cell>
          <table:table-cell table:style-name="ce3" table:formula="of:=(4*[.$F$15]*[.E17])/(([.D17]+[.E17])*([.D17]+[.E17]))" office:value-type="float" office:value="0.00564373897707231" calcext:value-type="float">
            <text:p>0,01</text:p>
          </table:table-cell>
          <table:table-cell table:style-name="ce3" table:formula="of:=[.B17]/[.C17]" office:value-type="float" office:value="1" calcext:value-type="float">
            <text:p>1,00</text:p>
          </table:table-cell>
          <table:table-cell table:style-name="ce3" table:formula="of:=[.$F$15]*([.B17]+[.C17])/([.C17]*[.C17])" office:value-type="float" office:value="0.0125" calcext:value-type="float">
            <text:p>0,01</text:p>
          </table:table-cell>
          <table:table-cell table:style-name="ce3" table:formula="of:=2*SQRT([.I17])/([.I17]+1)" office:value-type="float" office:value="1" calcext:value-type="float">
            <text:p>1,00</text:p>
          </table:table-cell>
          <table:table-cell table:style-name="ce3" table:formula="of:=[.J17]*(2*SQRT([.I17])+([.I17]+1)/[.I17])/(([.I17]+1)*([.I17]+1))" office:value-type="float" office:value="0.0125" calcext:value-type="float">
            <text:p>0,01</text:p>
          </table:table-cell>
          <table:table-cell table:style-name="ce3" table:formula="of:=[.G17]/[.K17]" office:value-type="float" office:value="0.777777777777778" calcext:value-type="float">
            <text:p>0,78</text:p>
          </table:table-cell>
          <table:table-cell table:style-name="ce3" table:formula="of:=([.G17]*[.L17]+[.K17]*[.H17])/([.K17]*[.K17])" office:value-type="float" office:value="0.0153659611992945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covered-table-cell table:style-name="ce2"/>
          <table:table-cell table:style-name="ce3" table:formula="of:=([.E18]-[.D18])/([.E18]+[.D18])" office:value-type="float" office:value="0.764705882352941" calcext:value-type="float">
            <text:p>0,76</text:p>
          </table:table-cell>
          <table:table-cell table:style-name="ce3" table:formula="of:=(4*[.$F$15]*[.E18])/(([.D18]+[.E18])*([.D18]+[.E18]))" office:value-type="float" office:value="0.00519031141868512" calcext:value-type="float">
            <text:p>0,01</text:p>
          </table:table-cell>
          <table:table-cell table:style-name="ce3" table:formula="of:=[.B18]/[.C18]" office:value-type="float" office:value="0.888888888888889" calcext:value-type="float">
            <text:p>0,89</text:p>
          </table:table-cell>
          <table:table-cell table:style-name="ce3" table:formula="of:=[.$F$15]*([.B18]+[.C18])/([.C18]*[.C18])" office:value-type="float" office:value="0.0104938271604938" calcext:value-type="float">
            <text:p>0,01</text:p>
          </table:table-cell>
          <table:table-cell table:style-name="ce3" table:formula="of:=2*SQRT([.I18])/([.I18]+1)" office:value-type="float" office:value="0.998268396969244" calcext:value-type="float">
            <text:p>1,00</text:p>
          </table:table-cell>
          <table:table-cell table:style-name="ce3" table:formula="of:=[.J18]*(2*SQRT([.I18])+([.I18]+1)/[.I18])/(([.I18]+1)*([.I18]+1))" office:value-type="float" office:value="0.011795935538718" calcext:value-type="float">
            <text:p>0,01</text:p>
          </table:table-cell>
          <table:table-cell table:style-name="ce3" table:formula="of:=[.G18]/[.K18]" office:value-type="float" office:value="0.766032346285426" calcext:value-type="float">
            <text:p>0,77</text:p>
          </table:table-cell>
          <table:table-cell table:style-name="ce3" table:formula="of:=([.G18]*[.L18]+[.K18]*[.H18])/([.K18]*[.K18])" office:value-type="float" office:value="0.0142510567691338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27" calcext:value-type="float">
            <text:p>27</text:p>
          </table:table-cell>
          <table:covered-table-cell table:style-name="ce2"/>
          <table:table-cell table:style-name="ce3" table:formula="of:=([.E19]-[.D19])/([.E19]+[.D19])" office:value-type="float" office:value="0.812080536912752" calcext:value-type="float">
            <text:p>0,81</text:p>
          </table:table-cell>
          <table:table-cell table:style-name="ce3" table:formula="of:=(4*[.$F$15]*[.E19])/(([.D19]+[.E19])*([.D19]+[.E19]))" office:value-type="float" office:value="0.00608080717084816" calcext:value-type="float">
            <text:p>0,01</text:p>
          </table:table-cell>
          <table:table-cell table:style-name="ce3" table:formula="of:=[.B19]/[.C19]" office:value-type="float" office:value="1.14285714285714" calcext:value-type="float">
            <text:p>1,14</text:p>
          </table:table-cell>
          <table:table-cell table:style-name="ce3" table:formula="of:=[.$F$15]*([.B19]+[.C19])/([.C19]*[.C19])" office:value-type="float" office:value="0.0153061224489796" calcext:value-type="float">
            <text:p>0,02</text:p>
          </table:table-cell>
          <table:table-cell table:style-name="ce3" table:formula="of:=2*SQRT([.I19])/([.I19]+1)" office:value-type="float" office:value="0.997775303139718" calcext:value-type="float">
            <text:p>1,00</text:p>
          </table:table-cell>
          <table:table-cell table:style-name="ce3" table:formula="of:=[.J19]*(2*SQRT([.I19])+([.I19]+1)/[.I19])/(([.I19]+1)*([.I19]+1))" office:value-type="float" office:value="0.013376966450998" calcext:value-type="float">
            <text:p>0,01</text:p>
          </table:table-cell>
          <table:table-cell table:style-name="ce3" table:formula="of:=[.G19]/[.K19]" office:value-type="float" office:value="0.813891198105789" calcext:value-type="float">
            <text:p>0,81</text:p>
          </table:table-cell>
          <table:table-cell table:style-name="ce3" table:formula="of:=([.G19]*[.L19]+[.K19]*[.H19])/([.K19]*[.K19])" office:value-type="float" office:value="0.0170060356968926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covered-table-cell table:style-name="ce2"/>
          <table:table-cell table:style-name="ce3" table:formula="of:=([.E20]-[.D20])/([.E20]+[.D20])" office:value-type="float" office:value="0.84" calcext:value-type="float">
            <text:p>0,84</text:p>
          </table:table-cell>
          <table:table-cell table:style-name="ce3" table:formula="of:=(4*[.$F$15]*[.E20])/(([.D20]+[.E20])*([.D20]+[.E20]))" office:value-type="float" office:value="0.00736" calcext:value-type="float">
            <text:p>0,01</text:p>
          </table:table-cell>
          <table:table-cell table:style-name="ce3" table:formula="of:=[.B20]/[.C20]" office:value-type="float" office:value="1.6" calcext:value-type="float">
            <text:p>1,60</text:p>
          </table:table-cell>
          <table:table-cell table:style-name="ce3" table:formula="of:=[.$F$15]*([.B20]+[.C20])/([.C20]*[.C20])" office:value-type="float" office:value="0.026" calcext:value-type="float">
            <text:p>0,03</text:p>
          </table:table-cell>
          <table:table-cell table:style-name="ce3" table:formula="of:=2*SQRT([.I20])/([.I20]+1)" office:value-type="float" office:value="0.97300851082104" calcext:value-type="float">
            <text:p>0,97</text:p>
          </table:table-cell>
          <table:table-cell table:style-name="ce3" table:formula="of:=[.J20]*(2*SQRT([.I20])+([.I20]+1)/[.I20])/(([.I20]+1)*([.I20]+1))" office:value-type="float" office:value="0.0159800851082104" calcext:value-type="float">
            <text:p>0,02</text:p>
          </table:table-cell>
          <table:table-cell table:style-name="ce3" table:formula="of:=[.G20]/[.K20]" office:value-type="float" office:value="0.863301801225968" calcext:value-type="float">
            <text:p>0,86</text:p>
          </table:table-cell>
          <table:table-cell table:style-name="ce3" table:formula="of:=([.G20]*[.L20]+[.K20]*[.H20])/([.K20]*[.K20])" office:value-type="float" office:value="0.0217424986753824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7.5" calcext:value-type="float">
            <text:p>27,5</text:p>
          </table:table-cell>
          <table:covered-table-cell table:style-name="ce2"/>
          <table:table-cell table:style-name="ce3" table:formula="of:=([.E21]-[.D21])/([.E21]+[.D21])" office:value-type="float" office:value="0.858108108108108" calcext:value-type="float">
            <text:p>0,86</text:p>
          </table:table-cell>
          <table:table-cell table:style-name="ce3" table:formula="of:=(4*[.$F$15]*[.E21])/(([.D21]+[.E21])*([.D21]+[.E21]))" office:value-type="float" office:value="0.00627739225712199" calcext:value-type="float">
            <text:p>0,01</text:p>
          </table:table-cell>
          <table:table-cell table:style-name="ce3" table:formula="of:=[.B21]/[.C21]" office:value-type="float" office:value="1.06666666666667" calcext:value-type="float">
            <text:p>1,07</text:p>
          </table:table-cell>
          <table:table-cell table:style-name="ce3" table:formula="of:=[.$F$15]*([.B21]+[.C21])/([.C21]*[.C21])" office:value-type="float" office:value="0.0137777777777778" calcext:value-type="float">
            <text:p>0,01</text:p>
          </table:table-cell>
          <table:table-cell table:style-name="ce3" table:formula="of:=2*SQRT([.I21])/([.I21]+1)" office:value-type="float" office:value="0.999479573214817" calcext:value-type="float">
            <text:p>1,00</text:p>
          </table:table-cell>
          <table:table-cell table:style-name="ce3" table:formula="of:=[.J21]*(2*SQRT([.I21])+([.I21]+1)/[.I21])/(([.I21]+1)*([.I21]+1))" office:value-type="float" office:value="0.0129131971547655" calcext:value-type="float">
            <text:p>0,01</text:p>
          </table:table-cell>
          <table:table-cell table:style-name="ce3" table:formula="of:=[.G21]/[.K21]" office:value-type="float" office:value="0.858554923086633" calcext:value-type="float">
            <text:p>0,86</text:p>
          </table:table-cell>
          <table:table-cell table:style-name="ce3" table:formula="of:=([.G21]*[.L21]+[.K21]*[.H21])/([.K21]*[.K21])" office:value-type="float" office:value="0.017373122685522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6" calcext:value-type="float">
            <text:p>16</text:p>
          </table:table-cell>
          <table:covered-table-cell table:style-name="ce2"/>
          <table:table-cell table:style-name="ce3" table:formula="of:=([.E22]-[.D22])/([.E22]+[.D22])" office:value-type="float" office:value="0.641025641025641" calcext:value-type="float">
            <text:p>0,64</text:p>
          </table:table-cell>
          <table:table-cell table:style-name="ce3" table:formula="of:=(4*[.$F$15]*[.E22])/(([.D22]+[.E22])*([.D22]+[.E22]))" office:value-type="float" office:value="0.0084155161078238" calcext:value-type="float">
            <text:p>0,01</text:p>
          </table:table-cell>
          <table:table-cell table:style-name="ce3" table:formula="of:=[.B22]/[.C22]" office:value-type="float" office:value="4" calcext:value-type="float">
            <text:p>4,00</text:p>
          </table:table-cell>
          <table:table-cell table:style-name="ce3" table:formula="of:=[.$F$15]*([.B22]+[.C22])/([.C22]*[.C22])" office:value-type="float" office:value="0.125" calcext:value-type="float">
            <text:p>0,13</text:p>
          </table:table-cell>
          <table:table-cell table:style-name="ce3" table:formula="of:=2*SQRT([.I22])/([.I22]+1)" office:value-type="float" office:value="0.8" calcext:value-type="float">
            <text:p>0,80</text:p>
          </table:table-cell>
          <table:table-cell table:style-name="ce3" table:formula="of:=[.J22]*(2*SQRT([.I22])+([.I22]+1)/[.I22])/(([.I22]+1)*([.I22]+1))" office:value-type="float" office:value="0.02625" calcext:value-type="float">
            <text:p>0,03</text:p>
          </table:table-cell>
          <table:table-cell table:style-name="ce3" table:formula="of:=[.G22]/[.K22]" office:value-type="float" office:value="0.801282051282051" calcext:value-type="float">
            <text:p>0,80</text:p>
          </table:table-cell>
          <table:table-cell table:style-name="ce3" table:formula="of:=([.G22]*[.L22]+[.K22]*[.H22])/([.K22]*[.K22])" office:value-type="float" office:value="0.0368114624424721" calcext:value-type="float">
            <text:p>0,04</text:p>
          </table:table-cell>
          <table:table-cell table:number-columns-repeated="5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covered-table-cell table:style-name="ce2"/>
          <table:table-cell table:style-name="ce3" table:formula="of:=([.E23]-[.D23])/([.E23]+[.D23])" office:value-type="float" office:value="0.621621621621622" calcext:value-type="float">
            <text:p>0,62</text:p>
          </table:table-cell>
          <table:table-cell table:style-name="ce3" table:formula="of:=(4*[.$F$15]*[.E23])/(([.D23]+[.E23])*([.D23]+[.E23]))" office:value-type="float" office:value="0.0043827611395179" calcext:value-type="float">
            <text:p>0,00</text:p>
          </table:table-cell>
          <table:table-cell table:style-name="ce3" table:formula="of:=[.B23]/[.C23]" office:value-type="float" office:value="5" calcext:value-type="float">
            <text:p>5,00</text:p>
          </table:table-cell>
          <table:table-cell table:style-name="ce3" table:formula="of:=[.$F$15]*([.B23]+[.C23])/([.C23]*[.C23])" office:value-type="float" office:value="0.1" calcext:value-type="float">
            <text:p>0,10</text:p>
          </table:table-cell>
          <table:table-cell table:style-name="ce3" table:formula="of:=2*SQRT([.I23])/([.I23]+1)" office:value-type="float" office:value="0.74535599249993" calcext:value-type="float">
            <text:p>0,75</text:p>
          </table:table-cell>
          <table:table-cell table:style-name="ce3" table:formula="of:=[.J23]*(2*SQRT([.I23])+([.I23]+1)/[.I23])/(([.I23]+1)*([.I23]+1))" office:value-type="float" office:value="0.0157559332083322" calcext:value-type="float">
            <text:p>0,02</text:p>
          </table:table-cell>
          <table:table-cell table:style-name="ce3" table:formula="of:=[.G23]/[.K23]" office:value-type="float" office:value="0.833992921337759" calcext:value-type="float">
            <text:p>0,83</text:p>
          </table:table-cell>
          <table:table-cell table:style-name="ce3" table:formula="of:=([.G23]*[.L23]+[.K23]*[.H23])/([.K23]*[.K23])" office:value-type="float" office:value="0.0235097028542896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covered-table-cell table:style-name="ce2"/>
          <table:table-cell table:style-name="ce3" table:formula="of:=([.E24]-[.D24])/([.E24]+[.D24])" office:value-type="float" office:value="0.724137931034483" calcext:value-type="float">
            <text:p>0,72</text:p>
          </table:table-cell>
          <table:table-cell table:style-name="ce3" table:formula="of:=(4*[.$F$15]*[.E24])/(([.D24]+[.E24])*([.D24]+[.E24]))" office:value-type="float" office:value="0.00594530321046373" calcext:value-type="float">
            <text:p>0,01</text:p>
          </table:table-cell>
          <table:table-cell table:style-name="ce3" table:formula="of:=[.B24]/[.C24]" office:value-type="float" office:value="1.5" calcext:value-type="float">
            <text:p>1,50</text:p>
          </table:table-cell>
          <table:table-cell table:style-name="ce3" table:formula="of:=[.$F$15]*([.B24]+[.C24])/([.C24]*[.C24])" office:value-type="float" office:value="0.0208333333333333" calcext:value-type="float">
            <text:p>0,02</text:p>
          </table:table-cell>
          <table:table-cell table:style-name="ce3" table:formula="of:=2*SQRT([.I24])/([.I24]+1)" office:value-type="float" office:value="0.979795897113271" calcext:value-type="float">
            <text:p>0,98</text:p>
          </table:table-cell>
          <table:table-cell table:style-name="ce3" table:formula="of:=[.J24]*(2*SQRT([.I24])+([.I24]+1)/[.I24])/(([.I24]+1)*([.I24]+1))" office:value-type="float" office:value="0.0137205213648328" calcext:value-type="float">
            <text:p>0,01</text:p>
          </table:table-cell>
          <table:table-cell table:style-name="ce3" table:formula="of:=[.G24]/[.K24]" office:value-type="float" office:value="0.739070181012166" calcext:value-type="float">
            <text:p>0,74</text:p>
          </table:table-cell>
          <table:table-cell table:style-name="ce3" table:formula="of:=([.G24]*[.L24]+[.K24]*[.H24])/([.K24]*[.K24])" office:value-type="float" office:value="0.0164174308818241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.5" calcext:value-type="float">
            <text:p>9,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covered-table-cell table:style-name="ce2"/>
          <table:table-cell table:style-name="ce3" table:formula="of:=([.E25]-[.D25])/([.E25]+[.D25])" office:value-type="float" office:value="0.675675675675676" calcext:value-type="float">
            <text:p>0,68</text:p>
          </table:table-cell>
          <table:table-cell table:style-name="ce3" table:formula="of:=(4*[.$F$15]*[.E25])/(([.D25]+[.E25])*([.D25]+[.E25]))" office:value-type="float" office:value="0.00452885317750183" calcext:value-type="float">
            <text:p>0,00</text:p>
          </table:table-cell>
          <table:table-cell table:style-name="ce3" table:formula="of:=[.B25]/[.C25]" office:value-type="float" office:value="1" calcext:value-type="float">
            <text:p>1,00</text:p>
          </table:table-cell>
          <table:table-cell table:style-name="ce3" table:formula="of:=[.$F$15]*([.B25]+[.C25])/([.C25]*[.C25])" office:value-type="float" office:value="0.0105263157894737" calcext:value-type="float">
            <text:p>0,01</text:p>
          </table:table-cell>
          <table:table-cell table:style-name="ce3" table:formula="of:=2*SQRT([.I25])/([.I25]+1)" office:value-type="float" office:value="1" calcext:value-type="float">
            <text:p>1,00</text:p>
          </table:table-cell>
          <table:table-cell table:style-name="ce3" table:formula="of:=[.J25]*(2*SQRT([.I25])+([.I25]+1)/[.I25])/(([.I25]+1)*([.I25]+1))" office:value-type="float" office:value="0.0105263157894737" calcext:value-type="float">
            <text:p>0,01</text:p>
          </table:table-cell>
          <table:table-cell table:style-name="ce3" table:formula="of:=[.G25]/[.K25]" office:value-type="float" office:value="0.675675675675676" calcext:value-type="float">
            <text:p>0,68</text:p>
          </table:table-cell>
          <table:table-cell table:style-name="ce3" table:formula="of:=([.G25]*[.L25]+[.K25]*[.H25])/([.K25]*[.K25])" office:value-type="float" office:value="0.01164122871093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covered-table-cell table:style-name="ce2"/>
          <table:table-cell table:style-name="ce3" table:formula="of:=([.E26]-[.D26])/([.E26]+[.D26])" office:value-type="float" office:value="0.621621621621622" calcext:value-type="float">
            <text:p>0,62</text:p>
          </table:table-cell>
          <table:table-cell table:style-name="ce3" table:formula="of:=(4*[.$F$15]*[.E26])/(([.D26]+[.E26])*([.D26]+[.E26]))" office:value-type="float" office:value="0.0043827611395179" calcext:value-type="float">
            <text:p>0,00</text:p>
          </table:table-cell>
          <table:table-cell table:style-name="ce3" table:formula="of:=[.B26]/[.C26]" office:value-type="float" office:value="1" calcext:value-type="float">
            <text:p>1,00</text:p>
          </table:table-cell>
          <table:table-cell table:style-name="ce3" table:formula="of:=[.$F$15]*([.B26]+[.C26])/([.C26]*[.C26])" office:value-type="float" office:value="0.0111111111111111" calcext:value-type="float">
            <text:p>0,01</text:p>
          </table:table-cell>
          <table:table-cell table:style-name="ce3" table:formula="of:=2*SQRT([.I26])/([.I26]+1)" office:value-type="float" office:value="1" calcext:value-type="float">
            <text:p>1,00</text:p>
          </table:table-cell>
          <table:table-cell table:style-name="ce3" table:formula="of:=[.J26]*(2*SQRT([.I26])+([.I26]+1)/[.I26])/(([.I26]+1)*([.I26]+1))" office:value-type="float" office:value="0.0111111111111111" calcext:value-type="float">
            <text:p>0,01</text:p>
          </table:table-cell>
          <table:table-cell table:style-name="ce3" table:formula="of:=[.G26]/[.K26]" office:value-type="float" office:value="0.621621621621622" calcext:value-type="float">
            <text:p>0,62</text:p>
          </table:table-cell>
          <table:table-cell table:style-name="ce3" table:formula="of:=([.G26]*[.L26]+[.K26]*[.H26])/([.K26]*[.K26])" office:value-type="float" office:value="0.0112896680464248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covered-table-cell table:style-name="ce2"/>
          <table:table-cell table:style-name="ce3" table:formula="of:=([.E27]-[.D27])/([.E27]+[.D27])" office:value-type="float" office:value="0.588235294117647" calcext:value-type="float">
            <text:p>0,59</text:p>
          </table:table-cell>
          <table:table-cell table:style-name="ce3" table:formula="of:=(4*[.$F$15]*[.E27])/(([.D27]+[.E27])*([.D27]+[.E27]))" office:value-type="float" office:value="0.00467128027681661" calcext:value-type="float">
            <text:p>0,00</text:p>
          </table:table-cell>
          <table:table-cell table:style-name="ce3" table:formula="of:=[.B27]/[.C27]" office:value-type="float" office:value="1.125" calcext:value-type="float">
            <text:p>1,13</text:p>
          </table:table-cell>
          <table:table-cell table:style-name="ce3" table:formula="of:=[.$F$15]*([.B27]+[.C27])/([.C27]*[.C27])" office:value-type="float" office:value="0.01328125" calcext:value-type="float">
            <text:p>0,01</text:p>
          </table:table-cell>
          <table:table-cell table:style-name="ce3" table:formula="of:=2*SQRT([.I27])/([.I27]+1)" office:value-type="float" office:value="0.998268396969243" calcext:value-type="float">
            <text:p>1,00</text:p>
          </table:table-cell>
          <table:table-cell table:style-name="ce3" table:formula="of:=[.J27]*(2*SQRT([.I27])+([.I27]+1)/[.I27])/(([.I27]+1)*([.I27]+1))" office:value-type="float" office:value="0.0117947330366133" calcext:value-type="float">
            <text:p>0,01</text:p>
          </table:table-cell>
          <table:table-cell table:style-name="ce3" table:formula="of:=[.G27]/[.K27]" office:value-type="float" office:value="0.58925565098879" calcext:value-type="float">
            <text:p>0,59</text:p>
          </table:table-cell>
          <table:table-cell table:style-name="ce3" table:formula="of:=([.G27]*[.L27]+[.K27]*[.H27])/([.K27]*[.K27])" office:value-type="float" office:value="0.0116415519171276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covered-table-cell table:style-name="ce2"/>
          <table:table-cell table:style-name="ce3" table:formula="of:=([.E28]-[.D28])/([.E28]+[.D28])" office:value-type="float" office:value="0.5" calcext:value-type="float">
            <text:p>0,50</text:p>
          </table:table-cell>
          <table:table-cell table:style-name="ce3" table:formula="of:=(4*[.$F$15]*[.E28])/(([.D28]+[.E28])*([.D28]+[.E28]))" office:value-type="float" office:value="0.0046875" calcext:value-type="float">
            <text:p>0,00</text:p>
          </table:table-cell>
          <table:table-cell table:style-name="ce3" table:formula="of:=[.B28]/[.C28]" office:value-type="float" office:value="1.28571428571429" calcext:value-type="float">
            <text:p>1,29</text:p>
          </table:table-cell>
          <table:table-cell table:style-name="ce3" table:formula="of:=[.$F$15]*([.B28]+[.C28])/([.C28]*[.C28])" office:value-type="float" office:value="0.0163265306122449" calcext:value-type="float">
            <text:p>0,02</text:p>
          </table:table-cell>
          <table:table-cell table:style-name="ce3" table:formula="of:=2*SQRT([.I28])/([.I28]+1)" office:value-type="float" office:value="0.992156741649221" calcext:value-type="float">
            <text:p>0,99</text:p>
          </table:table-cell>
          <table:table-cell table:style-name="ce3" table:formula="of:=[.J28]*(2*SQRT([.I28])+([.I28]+1)/[.I28])/(([.I28]+1)*([.I28]+1))" office:value-type="float" office:value="0.0126423894244786" calcext:value-type="float">
            <text:p>0,01</text:p>
          </table:table-cell>
          <table:table-cell table:style-name="ce3" table:formula="of:=[.G28]/[.K28]" office:value-type="float" office:value="0.50395263067897" calcext:value-type="float">
            <text:p>0,50</text:p>
          </table:table-cell>
          <table:table-cell table:style-name="ce3" table:formula="of:=([.G28]*[.L28]+[.K28]*[.H28])/([.K28]*[.K28])" office:value-type="float" office:value="0.0111460870488584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covered-table-cell table:style-name="ce2"/>
          <table:table-cell table:style-name="ce3" table:formula="of:=([.E29]-[.D29])/([.E29]+[.D29])" office:value-type="float" office:value="0.448275862068966" calcext:value-type="float">
            <text:p>0,45</text:p>
          </table:table-cell>
          <table:table-cell table:style-name="ce3" table:formula="of:=(4*[.$F$15]*[.E29])/(([.D29]+[.E29])*([.D29]+[.E29]))" office:value-type="float" office:value="0.00499405469678954" calcext:value-type="float">
            <text:p>0,00</text:p>
          </table:table-cell>
          <table:table-cell table:style-name="ce3" table:formula="of:=[.B29]/[.C29]" office:value-type="float" office:value="1.8" calcext:value-type="float">
            <text:p>1,80</text:p>
          </table:table-cell>
          <table:table-cell table:style-name="ce3" table:formula="of:=[.$F$15]*([.B29]+[.C29])/([.C29]*[.C29])" office:value-type="float" office:value="0.028" calcext:value-type="float">
            <text:p>0,03</text:p>
          </table:table-cell>
          <table:table-cell table:style-name="ce3" table:formula="of:=2*SQRT([.I29])/([.I29]+1)" office:value-type="float" office:value="0.95831484749991" calcext:value-type="float">
            <text:p>0,96</text:p>
          </table:table-cell>
          <table:table-cell table:style-name="ce3" table:formula="of:=[.J29]*(2*SQRT([.I29])+([.I29]+1)/[.I29])/(([.I29]+1)*([.I29]+1))" office:value-type="float" office:value="0.0151387040305547" calcext:value-type="float">
            <text:p>0,02</text:p>
          </table:table-cell>
          <table:table-cell table:style-name="ce3" table:formula="of:=[.G29]/[.K29]" office:value-type="float" office:value="0.467775140120646" calcext:value-type="float">
            <text:p>0,47</text:p>
          </table:table-cell>
          <table:table-cell table:style-name="ce3" table:formula="of:=([.G29]*[.L29]+[.K29]*[.H29])/([.K29]*[.K29])" office:value-type="float" office:value="0.0126008316864029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covered-table-cell table:style-name="ce2"/>
          <table:table-cell table:style-name="ce3" table:formula="of:=([.E30]-[.D30])/([.E30]+[.D30])" office:value-type="float" office:value="0.346938775510204" calcext:value-type="float">
            <text:p>0,35</text:p>
          </table:table-cell>
          <table:table-cell table:style-name="ce3" table:formula="of:=(4*[.$F$15]*[.E30])/(([.D30]+[.E30])*([.D30]+[.E30]))" office:value-type="float" office:value="0.00274885464389838" calcext:value-type="float">
            <text:p>0,00</text:p>
          </table:table-cell>
          <table:table-cell table:style-name="ce3" table:formula="of:=[.B30]/[.C30]" office:value-type="float" office:value="2.90322580645161" calcext:value-type="float">
            <text:p>2,90</text:p>
          </table:table-cell>
          <table:table-cell table:style-name="ce3" table:formula="of:=[.$F$15]*([.B30]+[.C30])/([.C30]*[.C30])" office:value-type="float" office:value="0.031477627471384" calcext:value-type="float">
            <text:p>0,03</text:p>
          </table:table-cell>
          <table:table-cell table:style-name="ce3" table:formula="of:=2*SQRT([.I30])/([.I30]+1)" office:value-type="float" office:value="0.87306529892524" calcext:value-type="float">
            <text:p>0,87</text:p>
          </table:table-cell>
          <table:table-cell table:style-name="ce3" table:formula="of:=[.J30]*(2*SQRT([.I30])+([.I30]+1)/[.I30])/(([.I30]+1)*([.I30]+1))" office:value-type="float" office:value="0.00981862696265874" calcext:value-type="float">
            <text:p>0,01</text:p>
          </table:table-cell>
          <table:table-cell table:style-name="ce3" table:formula="of:=[.G30]/[.K30]" office:value-type="float" office:value="0.397380099675582" calcext:value-type="float">
            <text:p>0,40</text:p>
          </table:table-cell>
          <table:table-cell table:style-name="ce3" table:formula="of:=([.G30]*[.L30]+[.K30]*[.H30])/([.K30]*[.K30])" office:value-type="float" office:value="0.00761750766315424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33" calcext:value-type="float">
            <text:p>33</text:p>
          </table:table-cell>
          <table:covered-table-cell table:style-name="ce2"/>
          <table:table-cell table:style-name="ce3" table:formula="of:=([.E31]-[.D31])/([.E31]+[.D31])" office:value-type="float" office:value="0.360824742268041" calcext:value-type="float">
            <text:p>0,36</text:p>
          </table:table-cell>
          <table:table-cell table:style-name="ce3" table:formula="of:=(4*[.$F$15]*[.E31])/(([.D31]+[.E31])*([.D31]+[.E31]))" office:value-type="float" office:value="0.00280582421086194" calcext:value-type="float">
            <text:p>0,00</text:p>
          </table:table-cell>
          <table:table-cell table:style-name="ce3" table:formula="of:=[.B31]/[.C31]" office:value-type="float" office:value="2.25" calcext:value-type="float">
            <text:p>2,25</text:p>
          </table:table-cell>
          <table:table-cell table:style-name="ce3" table:formula="of:=[.$F$15]*([.B31]+[.C31])/([.C31]*[.C31])" office:value-type="float" office:value="0.0203125" calcext:value-type="float">
            <text:p>0,02</text:p>
          </table:table-cell>
          <table:table-cell table:style-name="ce3" table:formula="of:=2*SQRT([.I31])/([.I31]+1)" office:value-type="float" office:value="0.923076923076923" calcext:value-type="float">
            <text:p>0,92</text:p>
          </table:table-cell>
          <table:table-cell table:style-name="ce3" table:formula="of:=[.J31]*(2*SQRT([.I31])+([.I31]+1)/[.I31])/(([.I31]+1)*([.I31]+1))" office:value-type="float" office:value="0.00854700854700855" calcext:value-type="float">
            <text:p>0,01</text:p>
          </table:table-cell>
          <table:table-cell table:style-name="ce3" table:formula="of:=[.G31]/[.K31]" office:value-type="float" office:value="0.390893470790378" calcext:value-type="float">
            <text:p>0,39</text:p>
          </table:table-cell>
          <table:table-cell table:style-name="ce3" table:formula="of:=([.G31]*[.L31]+[.K31]*[.H31])/([.K31]*[.K31])" office:value-type="float" office:value="0.00665902688390023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covered-table-cell table:style-name="ce2"/>
          <table:table-cell table:style-name="ce3" table:formula="of:=([.E32]-[.D32])/([.E32]+[.D32])" office:value-type="float" office:value="0.157894736842105" calcext:value-type="float">
            <text:p>0,16</text:p>
          </table:table-cell>
          <table:table-cell table:style-name="ce3" table:formula="of:=(4*[.$F$15]*[.E32])/(([.D32]+[.E32])*([.D32]+[.E32]))" office:value-type="float" office:value="0.00304709141274238" calcext:value-type="float">
            <text:p>0,00</text:p>
          </table:table-cell>
          <table:table-cell table:style-name="ce3" table:formula="of:=[.B32]/[.C32]" office:value-type="float" office:value="13.8461538461538" calcext:value-type="float">
            <text:p>13,85</text:p>
          </table:table-cell>
          <table:table-cell table:style-name="ce3" table:formula="of:=[.$F$15]*([.B32]+[.C32])/([.C32]*[.C32])" office:value-type="float" office:value="0.571005917159763" calcext:value-type="float">
            <text:p>0,57</text:p>
          </table:table-cell>
          <table:table-cell table:style-name="ce3" table:formula="of:=2*SQRT([.I32])/([.I32]+1)" office:value-type="float" office:value="0.501280274505609" calcext:value-type="float">
            <text:p>0,50</text:p>
          </table:table-cell>
          <table:table-cell table:style-name="ce3" table:formula="of:=[.J32]*(2*SQRT([.I32])+([.I32]+1)/[.I32])/(([.I32]+1)*([.I32]+1))" office:value-type="float" office:value="0.0220577883356858" calcext:value-type="float">
            <text:p>0,02</text:p>
          </table:table-cell>
          <table:table-cell table:style-name="ce3" table:formula="of:=[.G32]/[.K32]" office:value-type="float" office:value="0.314982944417332" calcext:value-type="float">
            <text:p>0,31</text:p>
          </table:table-cell>
          <table:table-cell table:style-name="ce3" table:formula="of:=([.G32]*[.L32]+[.K32]*[.H32])/([.K32]*[.K32])" office:value-type="float" office:value="0.0199387828294431" calcext:value-type="float">
            <text:p>0,02</text:p>
          </table:table-cell>
          <table:table-cell table:number-columns-repeated="5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covered-table-cell table:style-name="ce2"/>
          <table:table-cell table:style-name="ce3" table:formula="of:=([.E33]-[.D33])/([.E33]+[.D33])" office:value-type="float" office:value="0.0967741935483871" calcext:value-type="float">
            <text:p>0,10</text:p>
          </table:table-cell>
          <table:table-cell table:style-name="ce3" table:formula="of:=(4*[.$F$15]*[.E33])/(([.D33]+[.E33])*([.D33]+[.E33]))" office:value-type="float" office:value="0.00176899063475546" calcext:value-type="float">
            <text:p>0,00</text:p>
          </table:table-cell>
          <table:table-cell table:style-name="ce3" table:formula="of:=[.B33]/[.C33]" office:value-type="float" office:value="1.08" calcext:value-type="float">
            <text:p>1,08</text:p>
          </table:table-cell>
          <table:table-cell table:style-name="ce3" table:formula="of:=[.$F$15]*([.B33]+[.C33])/([.C33]*[.C33])" office:value-type="float" office:value="0.00693333333333333" calcext:value-type="float">
            <text:p>0,01</text:p>
          </table:table-cell>
          <table:table-cell table:style-name="ce3" table:formula="of:=2*SQRT([.I33])/([.I33]+1)" office:value-type="float" office:value="0.999260081289737" calcext:value-type="float">
            <text:p>1,00</text:p>
          </table:table-cell>
          <table:table-cell table:style-name="ce3" table:formula="of:=[.J33]*(2*SQRT([.I33])+([.I33]+1)/[.I33])/(([.I33]+1)*([.I33]+1))" office:value-type="float" office:value="0.00641728669071888" calcext:value-type="float">
            <text:p>0,01</text:p>
          </table:table-cell>
          <table:table-cell table:style-name="ce3" table:formula="of:=[.G33]/[.K33]" office:value-type="float" office:value="0.0968458516060018" calcext:value-type="float">
            <text:p>0,10</text:p>
          </table:table-cell>
          <table:table-cell table:style-name="ce3" table:formula="of:=([.G33]*[.L33]+[.K33]*[.H33])/([.K33]*[.K33])" office:value-type="float" office:value="0.00239224829859372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.5" calcext:value-type="float">
            <text:p>20,5</text:p>
          </table:table-cell>
          <table:covered-table-cell table:style-name="ce2"/>
          <table:table-cell table:style-name="ce3" table:formula="of:=([.E34]-[.D34])/([.E34]+[.D34])" office:value-type="float" office:value="0.188405797101449" calcext:value-type="float">
            <text:p>0,19</text:p>
          </table:table-cell>
          <table:table-cell table:style-name="ce3" table:formula="of:=(4*[.$F$15]*[.E34])/(([.D34]+[.E34])*([.D34]+[.E34]))" office:value-type="float" office:value="0.00344465448435203" calcext:value-type="float">
            <text:p>0,00</text:p>
          </table:table-cell>
          <table:table-cell table:style-name="ce3" table:formula="of:=[.B34]/[.C34]" office:value-type="float" office:value="0.944444444444444" calcext:value-type="float">
            <text:p>0,94</text:p>
          </table:table-cell>
          <table:table-cell table:style-name="ce3" table:formula="of:=[.$F$15]*([.B34]+[.C34])/([.C34]*[.C34])" office:value-type="float" office:value="0.0108024691358025" calcext:value-type="float">
            <text:p>0,01</text:p>
          </table:table-cell>
          <table:table-cell table:style-name="ce3" table:formula="of:=2*SQRT([.I34])/([.I34]+1)" office:value-type="float" office:value="0.999591753402052" calcext:value-type="float">
            <text:p>1,00</text:p>
          </table:table-cell>
          <table:table-cell table:style-name="ce3" table:formula="of:=[.J34]*(2*SQRT([.I34])+([.I34]+1)/[.I34])/(([.I34]+1)*([.I34]+1))" office:value-type="float" office:value="0.0114356404600768" calcext:value-type="float">
            <text:p>0,01</text:p>
          </table:table-cell>
          <table:table-cell table:style-name="ce3" table:formula="of:=[.G34]/[.K34]" office:value-type="float" office:value="0.18848274454068" calcext:value-type="float">
            <text:p>0,19</text:p>
          </table:table-cell>
          <table:table-cell table:style-name="ce3" table:formula="of:=([.G34]*[.L34]+[.K34]*[.H34])/([.K34]*[.K34])" office:value-type="float" office:value="0.0056023625292908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covered-table-cell table:style-name="ce2"/>
          <table:table-cell table:style-name="ce3" table:formula="of:=([.E35]-[.D35])/([.E35]+[.D35])" office:value-type="float" office:value="0.1" calcext:value-type="float">
            <text:p>0,10</text:p>
          </table:table-cell>
          <table:table-cell table:style-name="ce3" table:formula="of:=(4*[.$F$15]*[.E35])/(([.D35]+[.E35])*([.D35]+[.E35]))" office:value-type="float" office:value="0.00183333333333333" calcext:value-type="float">
            <text:p>0,00</text:p>
          </table:table-cell>
          <table:table-cell table:style-name="ce3" table:formula="of:=[.B35]/[.C35]" office:value-type="float" office:value="0.891891891891892" calcext:value-type="float">
            <text:p>0,89</text:p>
          </table:table-cell>
          <table:table-cell table:style-name="ce3" table:formula="of:=[.$F$15]*([.B35]+[.C35])/([.C35]*[.C35])" office:value-type="float" office:value="0.00511322132943755" calcext:value-type="float">
            <text:p>0,01</text:p>
          </table:table-cell>
          <table:table-cell table:style-name="ce3" table:formula="of:=2*SQRT([.I35])/([.I35]+1)" office:value-type="float" office:value="0.998366011980351" calcext:value-type="float">
            <text:p>1,00</text:p>
          </table:table-cell>
          <table:table-cell table:style-name="ce3" table:formula="of:=[.J35]*(2*SQRT([.I35])+([.I35]+1)/[.I35])/(([.I35]+1)*([.I35]+1))" office:value-type="float" office:value="0.00572858954916885" calcext:value-type="float">
            <text:p>0,01</text:p>
          </table:table-cell>
          <table:table-cell table:style-name="ce3" table:formula="of:=[.G35]/[.K35]" office:value-type="float" office:value="0.100163666230625" calcext:value-type="float">
            <text:p>0,10</text:p>
          </table:table-cell>
          <table:table-cell table:style-name="ce3" table:formula="of:=([.G35]*[.L35]+[.K35]*[.H35])/([.K35]*[.K35])" office:value-type="float" office:value="0.00241106952362467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float" office:value="36" calcext:value-type="float">
            <text:p>36</text:p>
          </table:table-cell>
          <table:covered-table-cell table:style-name="ce2"/>
          <table:table-cell table:style-name="ce3" table:formula="of:=([.E36]-[.D36])/([.E36]+[.D36])" office:value-type="float" office:value="0.0992366412213741" calcext:value-type="float">
            <text:p>0,10</text:p>
          </table:table-cell>
          <table:table-cell table:style-name="ce3" table:formula="of:=(4*[.$F$15]*[.E36])/(([.D36]+[.E36])*([.D36]+[.E36]))" office:value-type="float" office:value="0.00167822387972729" calcext:value-type="float">
            <text:p>0,00</text:p>
          </table:table-cell>
          <table:table-cell table:style-name="ce3" table:formula="of:=[.B36]/[.C36]" office:value-type="float" office:value="0.970588235294118" calcext:value-type="float">
            <text:p>0,97</text:p>
          </table:table-cell>
          <table:table-cell table:style-name="ce3" table:formula="of:=[.$F$15]*([.B36]+[.C36])/([.C36]*[.C36])" office:value-type="float" office:value="0.00579584775086505" calcext:value-type="float">
            <text:p>0,01</text:p>
          </table:table-cell>
          <table:table-cell table:style-name="ce3" table:formula="of:=2*SQRT([.I36])/([.I36]+1)" office:value-type="float" office:value="0.999888610414581" calcext:value-type="float">
            <text:p>1,00</text:p>
          </table:table-cell>
          <table:table-cell table:style-name="ce3" table:formula="of:=[.J36]*(2*SQRT([.I36])+([.I36]+1)/[.I36])/(([.I36]+1)*([.I36]+1))" office:value-type="float" office:value="0.00597115188446356" calcext:value-type="float">
            <text:p>0,01</text:p>
          </table:table-cell>
          <table:table-cell table:style-name="ce3" table:formula="of:=[.G36]/[.K36]" office:value-type="float" office:value="0.0992476963811278" calcext:value-type="float">
            <text:p>0,10</text:p>
          </table:table-cell>
          <table:table-cell table:style-name="ce3" table:formula="of:=([.G36]*[.L36]+[.K36]*[.H36])/([.K36]*[.K36])" office:value-type="float" office:value="0.00227109992588132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covered-table-cell table:style-name="ce2"/>
          <table:table-cell table:style-name="ce3" table:formula="of:=([.E37]-[.D37])/([.E37]+[.D37])" office:value-type="float" office:value="0.0731707317073171" calcext:value-type="float">
            <text:p>0,07</text:p>
          </table:table-cell>
          <table:table-cell table:style-name="ce3" table:formula="of:=(4*[.$F$15]*[.E37])/(([.D37]+[.E37])*([.D37]+[.E37]))" office:value-type="float" office:value="0.00261748958953004" calcext:value-type="float">
            <text:p>0,00</text:p>
          </table:table-cell>
          <table:table-cell table:style-name="ce3" table:formula="of:=[.B37]/[.C37]" office:value-type="float" office:value="4.125" calcext:value-type="float">
            <text:p>4,13</text:p>
          </table:table-cell>
          <table:table-cell table:style-name="ce3" table:formula="of:=[.$F$15]*([.B37]+[.C37])/([.C37]*[.C37])" office:value-type="float" office:value="0.0640625" calcext:value-type="float">
            <text:p>0,06</text:p>
          </table:table-cell>
          <table:table-cell table:style-name="ce3" table:formula="of:=2*SQRT([.I37])/([.I37]+1)" office:value-type="float" office:value="0.792589112647411" calcext:value-type="float">
            <text:p>0,79</text:p>
          </table:table-cell>
          <table:table-cell table:style-name="ce3" table:formula="of:=[.J37]*(2*SQRT([.I37])+([.I37]+1)/[.I37])/(([.I37]+1)*([.I37]+1))" office:value-type="float" office:value="0.0129376669383957" calcext:value-type="float">
            <text:p>0,01</text:p>
          </table:table-cell>
          <table:table-cell table:style-name="ce3" table:formula="of:=[.G37]/[.K37]" office:value-type="float" office:value="0.0923186182344995" calcext:value-type="float">
            <text:p>0,09</text:p>
          </table:table-cell>
          <table:table-cell table:style-name="ce3" table:formula="of:=([.G37]*[.L37]+[.K37]*[.H37])/([.K37]*[.K37])" office:value-type="float" office:value="0.00480939879646901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covered-table-cell table:style-name="ce2"/>
          <table:table-cell table:style-name="ce3" table:formula="of:=([.E38]-[.D38])/([.E38]+[.D38])" office:value-type="float" office:value="0.04" calcext:value-type="float">
            <text:p>0,04</text:p>
          </table:table-cell>
          <table:table-cell table:style-name="ce3" table:formula="of:=(4*[.$F$15]*[.E38])/(([.D38]+[.E38])*([.D38]+[.E38]))" office:value-type="float" office:value="0.00208" calcext:value-type="float">
            <text:p>0,00</text:p>
          </table:table-cell>
          <table:table-cell table:style-name="ce3" table:formula="of:=[.B38]/[.C38]" office:value-type="float" office:value="1.72222222222222" calcext:value-type="float">
            <text:p>1,72</text:p>
          </table:table-cell>
          <table:table-cell table:style-name="ce3" table:formula="of:=[.$F$15]*([.B38]+[.C38])/([.C38]*[.C38])" office:value-type="float" office:value="0.0151234567901235" calcext:value-type="float">
            <text:p>0,02</text:p>
          </table:table-cell>
          <table:table-cell table:style-name="ce3" table:formula="of:=2*SQRT([.I38])/([.I38]+1)" office:value-type="float" office:value="0.964164229470834" calcext:value-type="float">
            <text:p>0,96</text:p>
          </table:table-cell>
          <table:table-cell table:style-name="ce3" table:formula="of:=[.J38]*(2*SQRT([.I38])+([.I38]+1)/[.I38])/(([.I38]+1)*([.I38]+1))" office:value-type="float" office:value="0.00858227439311754" calcext:value-type="float">
            <text:p>0,01</text:p>
          </table:table-cell>
          <table:table-cell table:style-name="ce3" table:formula="of:=[.G38]/[.K38]" office:value-type="float" office:value="0.0414867081533956" calcext:value-type="float">
            <text:p>0,04</text:p>
          </table:table-cell>
          <table:table-cell table:style-name="ce3" table:formula="of:=([.G38]*[.L38]+[.K38]*[.H38])/([.K38]*[.K38])" office:value-type="float" office:value="0.00252659270960157" calcext:value-type="float">
            <text:p>0,00</text:p>
          </table:table-cell>
          <table:table-cell table:number-columns-repeated="5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" calcext:value-type="float">
            <text:p>26</text:p>
          </table:table-cell>
          <table:covered-table-cell table:style-name="ce2"/>
          <table:table-cell table:style-name="ce3" table:formula="of:=([.E39]-[.D39])/([.E39]+[.D39])" office:value-type="float" office:value="0.268292682926829" calcext:value-type="float">
            <text:p>0,27</text:p>
          </table:table-cell>
          <table:table-cell table:style-name="ce3" table:formula="of:=(4*[.$F$15]*[.E39])/(([.D39]+[.E39])*([.D39]+[.E39]))" office:value-type="float" office:value="0.00309339678762641" calcext:value-type="float">
            <text:p>0,00</text:p>
          </table:table-cell>
          <table:table-cell table:style-name="ce3" table:formula="of:=[.B39]/[.C39]" office:value-type="float" office:value="3.69047619047619" calcext:value-type="float">
            <text:p>3,69</text:p>
          </table:table-cell>
          <table:table-cell table:style-name="ce3" table:formula="of:=[.$F$15]*([.B39]+[.C39])/([.C39]*[.C39])" office:value-type="float" office:value="0.0558390022675737" calcext:value-type="float">
            <text:p>0,06</text:p>
          </table:table-cell>
          <table:table-cell table:style-name="ce3" table:formula="of:=2*SQRT([.I39])/([.I39]+1)" office:value-type="float" office:value="0.819132700667789" calcext:value-type="float">
            <text:p>0,82</text:p>
          </table:table-cell>
          <table:table-cell table:style-name="ce3" table:formula="of:=[.J39]*(2*SQRT([.I39])+([.I39]+1)/[.I39])/(([.I39]+1)*([.I39]+1))" office:value-type="float" office:value="0.0129773862214675" calcext:value-type="float">
            <text:p>0,01</text:p>
          </table:table-cell>
          <table:table-cell table:style-name="ce3" table:formula="of:=[.G39]/[.K39]" office:value-type="float" office:value="0.327532624088999" calcext:value-type="float">
            <text:p>0,33</text:p>
          </table:table-cell>
          <table:table-cell table:style-name="ce3" table:formula="of:=([.G39]*[.L39]+[.K39]*[.H39])/([.K39]*[.K39])" office:value-type="float" office:value="0.00896547548959167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covered-table-cell table:style-name="ce2"/>
          <table:table-cell table:style-name="ce3" table:formula="of:=([.E40]-[.D40])/([.E40]+[.D40])" office:value-type="float" office:value="0.333333333333333" calcext:value-type="float">
            <text:p>0,33</text:p>
          </table:table-cell>
          <table:table-cell table:style-name="ce3" table:formula="of:=(4*[.$F$15]*[.E40])/(([.D40]+[.E40])*([.D40]+[.E40]))" office:value-type="float" office:value="0.00317460317460317" calcext:value-type="float">
            <text:p>0,00</text:p>
          </table:table-cell>
          <table:table-cell table:style-name="ce3" table:formula="of:=[.B40]/[.C40]" office:value-type="float" office:value="3.1" calcext:value-type="float">
            <text:p>3,10</text:p>
          </table:table-cell>
          <table:table-cell table:style-name="ce3" table:formula="of:=[.$F$15]*([.B40]+[.C40])/([.C40]*[.C40])" office:value-type="float" office:value="0.041" calcext:value-type="float">
            <text:p>0,04</text:p>
          </table:table-cell>
          <table:table-cell table:style-name="ce3" table:formula="of:=2*SQRT([.I40])/([.I40]+1)" office:value-type="float" office:value="0.858869115202879" calcext:value-type="float">
            <text:p>0,86</text:p>
          </table:table-cell>
          <table:table-cell table:style-name="ce3" table:formula="of:=[.J40]*(2*SQRT([.I40])+([.I40]+1)/[.I40])/(([.I40]+1)*([.I40]+1))" office:value-type="float" office:value="0.0118144976036417" calcext:value-type="float">
            <text:p>0,01</text:p>
          </table:table-cell>
          <table:table-cell table:style-name="ce3" table:formula="of:=[.G40]/[.K40]" office:value-type="float" office:value="0.388107253402161" calcext:value-type="float">
            <text:p>0,39</text:p>
          </table:table-cell>
          <table:table-cell table:style-name="ce3" table:formula="of:=([.G40]*[.L40]+[.K40]*[.H40])/([.K40]*[.K40])" office:value-type="float" office:value="0.00903501505936205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29" calcext:value-type="float">
            <text:p>29</text:p>
          </table:table-cell>
          <table:covered-table-cell table:style-name="ce2"/>
          <table:table-cell table:style-name="ce3" table:formula="of:=([.E41]-[.D41])/([.E41]+[.D41])" office:value-type="float" office:value="0.364705882352941" calcext:value-type="float">
            <text:p>0,36</text:p>
          </table:table-cell>
          <table:table-cell table:style-name="ce3" table:formula="of:=(4*[.$F$15]*[.E41])/(([.D41]+[.E41])*([.D41]+[.E41]))" office:value-type="float" office:value="0.00321107266435986" calcext:value-type="float">
            <text:p>0,00</text:p>
          </table:table-cell>
          <table:table-cell table:style-name="ce3" table:formula="of:=[.B41]/[.C41]" office:value-type="float" office:value="3.1" calcext:value-type="float">
            <text:p>3,10</text:p>
          </table:table-cell>
          <table:table-cell table:style-name="ce3" table:formula="of:=[.$F$15]*([.B41]+[.C41])/([.C41]*[.C41])" office:value-type="float" office:value="0.041" calcext:value-type="float">
            <text:p>0,04</text:p>
          </table:table-cell>
          <table:table-cell table:style-name="ce3" table:formula="of:=2*SQRT([.I41])/([.I41]+1)" office:value-type="float" office:value="0.858869115202879" calcext:value-type="float">
            <text:p>0,86</text:p>
          </table:table-cell>
          <table:table-cell table:style-name="ce3" table:formula="of:=[.J41]*(2*SQRT([.I41])+([.I41]+1)/[.I41])/(([.I41]+1)*([.I41]+1))" office:value-type="float" office:value="0.0118144976036417" calcext:value-type="float">
            <text:p>0,01</text:p>
          </table:table-cell>
          <table:table-cell table:style-name="ce3" table:formula="of:=[.G41]/[.K41]" office:value-type="float" office:value="0.424634994898835" calcext:value-type="float">
            <text:p>0,42</text:p>
          </table:table-cell>
          <table:table-cell table:style-name="ce3" table:formula="of:=([.G41]*[.L41]+[.K41]*[.H41])/([.K41]*[.K41])" office:value-type="float" office:value="0.0095799483860483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.3" calcext:value-type="float">
            <text:p>27,3</text:p>
          </table:table-cell>
          <table:covered-table-cell table:style-name="ce2"/>
          <table:table-cell table:style-name="ce3" table:formula="of:=([.E42]-[.D42])/([.E42]+[.D42])" office:value-type="float" office:value="0.389312977099237" calcext:value-type="float">
            <text:p>0,39</text:p>
          </table:table-cell>
          <table:table-cell table:style-name="ce3" table:formula="of:=(4*[.$F$15]*[.E42])/(([.D42]+[.E42])*([.D42]+[.E42]))" office:value-type="float" office:value="0.00353514752442554" calcext:value-type="float">
            <text:p>0,00</text:p>
          </table:table-cell>
          <table:table-cell table:style-name="ce3" table:formula="of:=[.B42]/[.C42]" office:value-type="float" office:value="4.42857142857143" calcext:value-type="float">
            <text:p>4,43</text:p>
          </table:table-cell>
          <table:table-cell table:style-name="ce3" table:formula="of:=[.$F$15]*([.B42]+[.C42])/([.C42]*[.C42])" office:value-type="float" office:value="0.0775510204081633" calcext:value-type="float">
            <text:p>0,08</text:p>
          </table:table-cell>
          <table:table-cell table:style-name="ce3" table:formula="of:=2*SQRT([.I42])/([.I42]+1)" office:value-type="float" office:value="0.775311571718749" calcext:value-type="float">
            <text:p>0,78</text:p>
          </table:table-cell>
          <table:table-cell table:style-name="ce3" table:formula="of:=[.J42]*(2*SQRT([.I42])+([.I42]+1)/[.I42])/(([.I42]+1)*([.I42]+1))" office:value-type="float" office:value="0.014301686047595" calcext:value-type="float">
            <text:p>0,01</text:p>
          </table:table-cell>
          <table:table-cell table:style-name="ce3" table:formula="of:=[.G42]/[.K42]" office:value-type="float" office:value="0.502137451961653" calcext:value-type="float">
            <text:p>0,50</text:p>
          </table:table-cell>
          <table:table-cell table:style-name="ce3" table:formula="of:=([.G42]*[.L42]+[.K42]*[.H42])/([.K42]*[.K42])" office:value-type="float" office:value="0.0138222620505501" calcext:value-type="float">
            <text:p>0,01</text:p>
          </table:table-cell>
          <table:table-cell table:number-columns-repeated="5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covered-table-cell table:style-name="ce2"/>
          <table:table-cell table:style-name="ce3" table:formula="of:=([.E43]-[.D43])/([.E43]+[.D43])" office:value-type="float" office:value="0.257142857142857" calcext:value-type="float">
            <text:p>0,26</text:p>
          </table:table-cell>
          <table:table-cell table:style-name="ce3" table:formula="of:=(4*[.$F$15]*[.E43])/(([.D43]+[.E43])*([.D43]+[.E43]))" office:value-type="float" office:value="0.00359183673469388" calcext:value-type="float">
            <text:p>0,00</text:p>
          </table:table-cell>
          <table:table-cell table:style-name="ce3" table:formula="of:=[.B43]/[.C43]" office:value-type="float" office:value="15.5" calcext:value-type="float">
            <text:p>15,50</text:p>
          </table:table-cell>
          <table:table-cell table:style-name="ce3" table:formula="of:=[.$F$15]*([.B43]+[.C43])/([.C43]*[.C43])" office:value-type="float" office:value="0.825" calcext:value-type="float">
            <text:p>0,83</text:p>
          </table:table-cell>
          <table:table-cell table:style-name="ce3" table:formula="of:=2*SQRT([.I43])/([.I43]+1)" office:value-type="float" office:value="0.477212598424958" calcext:value-type="float">
            <text:p>0,48</text:p>
          </table:table-cell>
          <table:table-cell table:style-name="ce3" table:formula="of:=[.J43]*(2*SQRT([.I43])+([.I43]+1)/[.I43])/(([.I43]+1)*([.I43]+1))" office:value-type="float" office:value="0.0270864363728608" calcext:value-type="float">
            <text:p>0,03</text:p>
          </table:table-cell>
          <table:table-cell table:style-name="ce3" table:formula="of:=[.G43]/[.K43]" office:value-type="float" office:value="0.538843395986522" calcext:value-type="float">
            <text:p>0,54</text:p>
          </table:table-cell>
          <table:table-cell table:style-name="ce3" table:formula="of:=([.G43]*[.L43]+[.K43]*[.H43])/([.K43]*[.K43])" office:value-type="float" office:value="0.0381112823824139" calcext:value-type="float">
            <text:p>0,04</text:p>
          </table:table-cell>
          <table:table-cell table:number-columns-repeated="50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2.2" calcext:value-type="float">
            <text:p>12,2</text:p>
          </table:table-cell>
          <table:table-cell table:style-name="ce1" office:value-type="float" office:value="22" calcext:value-type="float">
            <text:p>22</text:p>
          </table:table-cell>
          <table:covered-table-cell table:style-name="ce2"/>
          <table:table-cell table:style-name="ce3" table:formula="of:=([.E44]-[.D44])/([.E44]+[.D44])" office:value-type="float" office:value="0.286549707602339" calcext:value-type="float">
            <text:p>0,29</text:p>
          </table:table-cell>
          <table:table-cell table:style-name="ce3" table:formula="of:=(4*[.$F$15]*[.E44])/(([.D44]+[.E44])*([.D44]+[.E44]))" office:value-type="float" office:value="0.00376184125029924" calcext:value-type="float">
            <text:p>0,00</text:p>
          </table:table-cell>
          <table:table-cell table:style-name="ce3" table:formula="of:=[.B44]/[.C44]" office:value-type="float" office:value="14.0909090909091" calcext:value-type="float">
            <text:p>14,09</text:p>
          </table:table-cell>
          <table:table-cell table:style-name="ce3" table:formula="of:=[.$F$15]*([.B44]+[.C44])/([.C44]*[.C44])" office:value-type="float" office:value="0.68595041322314" calcext:value-type="float">
            <text:p>0,69</text:p>
          </table:table-cell>
          <table:table-cell table:style-name="ce3" table:formula="of:=2*SQRT([.I44])/([.I44]+1)" office:value-type="float" office:value="0.497489706555725" calcext:value-type="float">
            <text:p>0,50</text:p>
          </table:table-cell>
          <table:table-cell table:style-name="ce3" table:formula="of:=[.J44]*(2*SQRT([.I44])+([.I44]+1)/[.I44])/(([.I44]+1)*([.I44]+1))" office:value-type="float" office:value="0.0258389749314186" calcext:value-type="float">
            <text:p>0,03</text:p>
          </table:table-cell>
          <table:table-cell table:style-name="ce3" table:formula="of:=[.G44]/[.K44]" office:value-type="float" office:value="0.57599122921801" calcext:value-type="float">
            <text:p>0,58</text:p>
          </table:table-cell>
          <table:table-cell table:style-name="ce3" table:formula="of:=([.G44]*[.L44]+[.K44]*[.H44])/([.K44]*[.K44])" office:value-type="float" office:value="0.0374778893655198" calcext:value-type="float">
            <text:p>0,04</text:p>
          </table:table-cell>
          <table:table-cell table:number-columns-repeated="5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.5" calcext:value-type="float">
            <text:p>21,5</text:p>
          </table:table-cell>
          <table:covered-table-cell table:style-name="ce2"/>
          <table:table-cell table:style-name="ce3" table:formula="of:=([.E45]-[.D45])/([.E45]+[.D45])" office:value-type="float" office:value="0.283582089552239" calcext:value-type="float">
            <text:p>0,28</text:p>
          </table:table-cell>
          <table:table-cell table:style-name="ce3" table:formula="of:=(4*[.$F$15]*[.E45])/(([.D45]+[.E45])*([.D45]+[.E45]))" office:value-type="float" office:value="0.00383158832702161" calcext:value-type="float">
            <text:p>0,00</text:p>
          </table:table-cell>
          <table:table-cell table:style-name="ce3" table:formula="of:=[.B45]/[.C45]" office:value-type="float" office:value="12.9166666666667" calcext:value-type="float">
            <text:p>12,92</text:p>
          </table:table-cell>
          <table:table-cell table:style-name="ce3" table:formula="of:=[.$F$15]*([.B45]+[.C45])/([.C45]*[.C45])" office:value-type="float" office:value="0.579861111111111" calcext:value-type="float">
            <text:p>0,58</text:p>
          </table:table-cell>
          <table:table-cell table:style-name="ce3" table:formula="of:=2*SQRT([.I45])/([.I45]+1)" office:value-type="float" office:value="0.516499608451445" calcext:value-type="float">
            <text:p>0,52</text:p>
          </table:table-cell>
          <table:table-cell table:style-name="ce3" table:formula="of:=[.J45]*(2*SQRT([.I45])+([.I45]+1)/[.I45])/(([.I45]+1)*([.I45]+1))" office:value-type="float" office:value="0.0247466234704231" calcext:value-type="float">
            <text:p>0,02</text:p>
          </table:table-cell>
          <table:table-cell table:style-name="ce3" table:formula="of:=[.G45]/[.K45]" office:value-type="float" office:value="0.549046088151871" calcext:value-type="float">
            <text:p>0,55</text:p>
          </table:table-cell>
          <table:table-cell table:style-name="ce3" table:formula="of:=([.G45]*[.L45]+[.K45]*[.H45])/([.K45]*[.K45])" office:value-type="float" office:value="0.0337243723972003" calcext:value-type="float">
            <text:p>0,03</text:p>
          </table:table-cell>
          <table:table-cell table:number-columns-repeated="5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covered-table-cell table:style-name="ce2"/>
          <table:table-cell table:style-name="ce3" table:formula="of:=([.E46]-[.D46])/([.E46]+[.D46])" office:value-type="float" office:value="0.314285714285714" calcext:value-type="float">
            <text:p>0,31</text:p>
          </table:table-cell>
          <table:table-cell table:style-name="ce3" table:formula="of:=(4*[.$F$15]*[.E46])/(([.D46]+[.E46])*([.D46]+[.E46]))" office:value-type="float" office:value="0.00375510204081633" calcext:value-type="float">
            <text:p>0,00</text:p>
          </table:table-cell>
          <table:table-cell table:style-name="ce3" table:formula="of:=[.B46]/[.C46]" office:value-type="float" office:value="14.0909090909091" calcext:value-type="float">
            <text:p>14,09</text:p>
          </table:table-cell>
          <table:table-cell table:style-name="ce3" table:formula="of:=[.$F$15]*([.B46]+[.C46])/([.C46]*[.C46])" office:value-type="float" office:value="0.68595041322314" calcext:value-type="float">
            <text:p>0,69</text:p>
          </table:table-cell>
          <table:table-cell table:style-name="ce3" table:formula="of:=2*SQRT([.I46])/([.I46]+1)" office:value-type="float" office:value="0.497489706555725" calcext:value-type="float">
            <text:p>0,50</text:p>
          </table:table-cell>
          <table:table-cell table:style-name="ce3" table:formula="of:=[.J46]*(2*SQRT([.I46])+([.I46]+1)/[.I46])/(([.I46]+1)*([.I46]+1))" office:value-type="float" office:value="0.0258389749314186" calcext:value-type="float">
            <text:p>0,03</text:p>
          </table:table-cell>
          <table:table-cell table:style-name="ce3" table:formula="of:=[.G46]/[.K46]" office:value-type="float" office:value="0.631743149946984" calcext:value-type="float">
            <text:p>0,63</text:p>
          </table:table-cell>
          <table:table-cell table:style-name="ce3" table:formula="of:=([.G46]*[.L46]+[.K46]*[.H46])/([.K46]*[.K46])" office:value-type="float" office:value="0.0403600259277783" calcext:value-type="float">
            <text:p>0,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2(x)</text:p>
          </table:table-cell>
          <table:table-cell table:number-columns-repeated="63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.00.0000</text:date>, <text:time style:data-style-name="N2" text:time-value="00:24:31.8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ta</meta:initial-creator>
    <meta:creation-date>2022-04-12T09:06:21</meta:creation-date>
    <dc:date>2022-05-22T15:08:28.743000000</dc:date>
    <meta:generator>LibreOffice/7.1.0.3$Windows_X86_64 LibreOffice_project/f6099ecf3d29644b5008cc8f48f42f4a40986e4c</meta:generator>
    <meta:editing-duration>PT2H57M9S</meta:editing-duration>
    <meta:editing-cycles>3</meta:editing-cycles>
    <meta:document-statistic meta:table-count="1" meta:cell-count="611" meta:object-count="4"/>
    <meta:user-defined meta:name="AppVersion">15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7cm" xlink:href=".." xlink:type="simple" chart:class="chart:scatter" chart:style-name="ch1">
        <chart:title svg:x="1.93cm" svg:y="0.316cm" chart:style-name="ch2">
          <text:p>Зависимость видности от  угла поворота поляроида П1</text:p>
        </chart:title>
        <chart:legend chart:legend-position="end" svg:x="13.261cm" svg:y="3.847cm" style:legend-expansion="custom" svg:width="2.723cm" svg:height="0.604cm" style:legend-expansion-aspect-ratio="4.50827814569536" chart:style-name="ch3"/>
        <chart:plot-area chart:style-name="ch4" table:cell-range-address="Лист1.Q2:Лист1.Q11 Лист1.M2:Лист1.M12" chart:data-source-has-labels="row" svg:x="1.168cm" svg:y="1.451cm" svg:width="12.281cm" svg:height="6.551cm">
          <chart:coordinate-region svg:x="2.096cm" svg:y="1.653cm" svg:width="11.013cm" svg:height="5.696cm"/>
          <chart:axis chart:dimension="x" chart:name="primary-x" chart:style-name="ch5">
            <chart:title svg:x="5.864cm" svg:y="8.182cm" chart:style-name="ch6">
              <text:p>угол поляризации, 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99cm" svg:y="4.974cm" chart:style-name="ch10">
              <text:p>V3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M2:Лист1.M11" chart:label-cell-address="Лист1.M12:Лист1.M12" chart:class="chart:scatter">
            <chart:domain table:cell-range-address="Лист1.Q2:Лист1.Q11"/>
            <chart:error-indicator chart:style-name="ch12" chart:dimension="y"/>
            <chart:data-point chart:repeated="9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Q</text:p>
              </table:table-cell>
              <table:table-cell office:value-type="string">
                <text:p>V3(      )</text:p>
                <draw:g>
                  <svg:desc>Лист1.M12:Лист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Q2:Лист1.Q11</svg:desc>
                </draw:g>
              </table:table-cell>
              <table:table-cell office:value-type="float" office:value="0.928100464508573">
                <text:p>0.928100464508573</text:p>
                <draw:g>
                  <svg:desc>Лист1.M2:Лист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922794001017958">
                <text:p>0.922794001017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09904466438181">
                <text:p>0.909904466438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888233436754605">
                <text:p>0.888233436754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807618441277805">
                <text:p>0.80761844127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45553237598794">
                <text:p>0.745553237598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622337977529562">
                <text:p>0.622337977529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606443851826828">
                <text:p>0.606443851826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347375034492022">
                <text:p>0.34737503449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136759647826248">
                <text:p>0.136759647826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error-category="constant">
        <chart:symbol-image xlink:href="Pictures/2000000E000000DD000000DDB43ABA64C5FC9CAB.svm"/>
      </style:chart-properties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004586"/>
    </style:style>
    <style:style style:name="ch13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8.986cm" xlink:href=".." xlink:type="simple" chart:class="chart:scatter" chart:style-name="ch1">
        <chart:title svg:x="1.898cm" svg:y="0.314cm" chart:style-name="ch2">
          <text:p>Зависимость видности от косинуса угла поворота поляроида П1</text:p>
        </chart:title>
        <chart:subtitle svg:x="7.16cm" svg:y="4.411cm" chart:style-name="ch3">
          <text:p>y = 0,74x + 0,23</text:p>
        </chart:subtitle>
        <chart:legend chart:legend-position="end" svg:x="13.17cm" svg:y="2.913cm" style:legend-expansion="custom" svg:width="2.598cm" svg:height="3.6cm" style:legend-expansion-aspect-ratio="0.721666666666667" chart:style-name="ch4"/>
        <chart:plot-area chart:style-name="ch5" table:cell-range-address="Лист1.O2:Лист1.O11 Лист1.M2:Лист1.M12" chart:data-source-has-labels="row" svg:x="1.229cm" svg:y="1.54cm" svg:width="12.281cm" svg:height="6.799cm">
          <chart:coordinate-region svg:x="2.157cm" svg:y="1.743cm" svg:width="11.013cm" svg:height="5.943cm"/>
          <chart:axis chart:dimension="x" chart:name="primary-x" chart:style-name="ch6"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36cm" svg:y="5.949cm" chart:style-name="ch10">
              <text:p>видность, V3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M2:Лист1.M11" chart:label-cell-address="Лист1.M12:Лист1.M12" chart:class="chart:scatter">
            <chart:domain table:cell-range-address="Лист1.O2:Лист1.O11"/>
            <chart:regression-curve chart:style-name="ch12"/>
            <chart:error-indicator chart:style-name="ch13" chart:dimension="y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O</text:p>
              </table:table-cell>
              <table:table-cell office:value-type="string">
                <text:p>V3(      )</text:p>
                <draw:g>
                  <svg:desc>Лист1.M12:Лист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O2:Лист1.O11</svg:desc>
                </draw:g>
              </table:table-cell>
              <table:table-cell office:value-type="float" office:value="0.928100464508573">
                <text:p>0.928100464508573</text:p>
                <draw:g>
                  <svg:desc>Лист1.M2:Лист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22794001017958">
                <text:p>0.922794001017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909904466438181">
                <text:p>0.909904466438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88233436754605">
                <text:p>0.888233436754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807618441277805">
                <text:p>0.80761844127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45553237598794">
                <text:p>0.745553237598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622337977529562">
                <text:p>0.622337977529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606443851826828">
                <text:p>0.606443851826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7375034492022">
                <text:p>0.34737503449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0.136759647826248">
                <text:p>0.136759647826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 chart:error-category="constant">
        <chart:symbol-image xlink:href="Pictures/2000000E000000DD000000DDB43ABA64C5FC9CAB.svm"/>
      </style:chart-properties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004586"/>
    </style:style>
    <style:style style:name="ch13" style:family="chart">
      <style:chart-properties chart:error-lower-limit="0.07" chart:error-upper-limit="0.07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9.007cm" xlink:href=".." xlink:type="simple" chart:class="chart:scatter" chart:style-name="ch1">
        <chart:title svg:x="1.666cm" svg:y="0.315cm" chart:style-name="ch2">
          <text:p>Зависимость видности от квадрата косинуса угла поворота поляроида П1</text:p>
        </chart:title>
        <chart:subtitle svg:x="6.964cm" svg:y="3.949cm" chart:style-name="ch3">
          <text:p>y = 0,62x + 0,38</text:p>
        </chart:subtitle>
        <chart:legend chart:legend-position="end" svg:x="13.238cm" svg:y="3.221cm" style:legend-expansion="custom" svg:width="2.538cm" svg:height="3.358cm" style:legend-expansion-aspect-ratio="0.755807027992853" chart:style-name="ch4"/>
        <chart:plot-area chart:style-name="ch5" table:cell-range-address="Лист1.P2:Лист1.P11 Лист1.M2:Лист1.M12" chart:data-source-has-labels="row" svg:x="1.296cm" svg:y="1.501cm" svg:width="12.282cm" svg:height="6.993cm">
          <chart:coordinate-region svg:x="2.224cm" svg:y="1.703cm" svg:width="11.014cm" svg:height="6.138cm"/>
          <chart:axis chart:dimension="x" chart:name="primary-x" chart:style-name="ch6"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27cm" svg:y="6.007cm" chart:style-name="ch10">
              <text:p>видность, V3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M2:Лист1.M11" chart:label-cell-address="Лист1.M12:Лист1.M12" chart:class="chart:scatter">
            <chart:domain table:cell-range-address="Лист1.P2:Лист1.P11"/>
            <chart:regression-curve chart:style-name="ch12"/>
            <chart:error-indicator chart:style-name="ch13" chart:dimension="y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P</text:p>
              </table:table-cell>
              <table:table-cell office:value-type="string">
                <text:p>V3(      )</text:p>
                <draw:g>
                  <svg:desc>Лист1.M12:Лист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P2:Лист1.P11</svg:desc>
                </draw:g>
              </table:table-cell>
              <table:table-cell office:value-type="float" office:value="0.928100464508573">
                <text:p>0.928100464508573</text:p>
                <draw:g>
                  <svg:desc>Лист1.M2:Лист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846310392954">
                <text:p>0.969846310392954</text:p>
              </table:table-cell>
              <table:table-cell office:value-type="float" office:value="0.922794001017958">
                <text:p>0.922794001017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0.909904466438181">
                <text:p>0.909904466438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888233436754605">
                <text:p>0.888233436754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6824088833465">
                <text:p>0.586824088833465</text:p>
              </table:table-cell>
              <table:table-cell office:value-type="float" office:value="0.807618441277805">
                <text:p>0.80761844127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3175911166535">
                <text:p>0.413175911166535</text:p>
              </table:table-cell>
              <table:table-cell office:value-type="float" office:value="0.745553237598794">
                <text:p>0.745553237598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622337977529562">
                <text:p>0.622337977529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977778440511">
                <text:p>0.116977778440511</text:p>
              </table:table-cell>
              <table:table-cell office:value-type="float" office:value="0.606443851826828">
                <text:p>0.606443851826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0.347375034492022">
                <text:p>0.34737503449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939945665464E-033">
                <text:p>3.74939945665464E-033</text:p>
              </table:table-cell>
              <table:table-cell office:value-type="float" office:value="0.136759647826248">
                <text:p>0.1367596478262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onstant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93cm" svg:y="0.316cm" chart:style-name="ch2">
          <text:p>Зависимость видности от координаты Б2</text:p>
        </chart:title>
        <chart:legend chart:legend-position="end" svg:x="14.377cm" svg:y="4.198cm" style:legend-expansion="high" chart:style-name="ch3"/>
        <chart:plot-area chart:style-name="ch4" table:cell-range-address="Лист1.A15:Лист1.A47 Лист1.M15:Лист1.M46" chart:data-source-has-labels="row" svg:x="1.321cm" svg:y="1.301cm" svg:width="12.736cm" svg:height="6.548cm">
          <chart:coordinate-region svg:x="2.249cm" svg:y="1.503cm" svg:width="11.616cm" svg:height="5.693cm"/>
          <chart:axis chart:dimension="x" chart:name="primary-x" chart:style-name="ch5">
            <chart:title svg:x="6.393cm" svg:y="8.029cm" chart:style-name="ch6">
              <text:p>координата x, см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585cm" chart:style-name="ch10">
              <text:p>видность, V2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M15:Лист1.M46" chart:label-cell-address="Лист1.A47:Лист1.A47" chart:class="chart:scatter">
            <chart:domain table:cell-range-address="Лист1.A15:Лист1.A46"/>
            <chart:error-indicator chart:style-name="ch12" chart:dimension="y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2(x)</text:p>
                <draw:g>
                  <svg:desc>Лист1.A47:Лист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15:Лист1.A46</svg:desc>
                </draw:g>
              </table:table-cell>
              <table:table-cell office:value-type="float" office:value="0.67283849489431">
                <text:p>0.67283849489431</text:p>
                <draw:g>
                  <svg:desc>Лист1.M15:Лист1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766032346285426">
                <text:p>0.766032346285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813891198105789">
                <text:p>0.813891198105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863301801225968">
                <text:p>0.86330180122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858554923086633">
                <text:p>0.858554923086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801282051282051">
                <text:p>0.801282051282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833992921337759">
                <text:p>0.833992921337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739070181012166">
                <text:p>0.739070181012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621621621621622">
                <text:p>0.621621621621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0.58925565098879">
                <text:p>0.58925565098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0.50395263067897">
                <text:p>0.50395263067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467775140120646">
                <text:p>0.467775140120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397380099675582">
                <text:p>0.397380099675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0.390893470790378">
                <text:p>0.390893470790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314982944417332">
                <text:p>0.314982944417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0968458516060018">
                <text:p>0.0968458516060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18848274454068">
                <text:p>0.18848274454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.100163666230625">
                <text:p>0.10016366623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0992476963811278">
                <text:p>0.0992476963811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0.0923186182344995">
                <text:p>0.0923186182344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0.0414867081533956">
                <text:p>0.0414867081533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0.327532624088999">
                <text:p>0.327532624088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0.388107253402161">
                <text:p>0.388107253402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  <table:table-cell office:value-type="float" office:value="0.424634994898835">
                <text:p>0.424634994898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0.502137451961653">
                <text:p>0.502137451961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0.538843395986522">
                <text:p>0.538843395986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0.57599122921801">
                <text:p>0.57599122921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0.549046088151871">
                <text:p>0.549046088151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  <table:table-cell office:value-type="float" office:value="0.631743149946984">
                <text:p>0.6317431499469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